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00.74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Candidate1">
      <style:table-properties table:display="true" style:writing-mode="lr-tb"/>
    </style:style>
    <style:style style:name="ce3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b8a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cd4d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cd4d1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d9d9d9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e6b8a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d9ead3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cd4d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cd4d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cd4d1"/>
      <style:text-properties fo:color="#000000"/>
    </style:style>
    <style:style style:name="ce162" style:family="table-cell" style:parent-style-name="Default">
      <style:table-cell-properties fo:background-color="#cccccc"/>
      <style:text-properties fo:color="#000000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fo:font-size="11pt" fo:color="#1155cc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asian="Linux Libertine G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1pt" fo:font-style="italic"/>
    </style:style>
    <style:style style:name="T7" style:family="text">
      <style:text-properties fo:font-style="italic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didat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14" table:default-cell-style-name="Default"/>
        <table:table-row table:style-name="ro1">
          <table:table-cell table:style-name="ce3" office:value-type="string" calcext:value-type="string" table:number-columns-spanned="1024" table:number-rows-spanned="1">
            <text:p>PROJECT NAME: Final Assignment – Gradebook</text:p>
          </table:table-cell>
          <table:covered-table-cell table:number-columns-repeated="9" table:style-name="ce26"/>
          <table:covered-table-cell table:number-columns-repeated="18" table:style-name="ce76"/>
          <table:covered-table-cell table:number-columns-repeated="996"/>
        </table:table-row>
        <table:table-row table:style-name="ro1">
          <table:table-cell table:style-name="ce4" office:value-type="string" calcext:value-type="string" table:number-columns-spanned="1024" table:number-rows-spanned="1">
            <text:p>Database setup</text:p>
          </table:table-cell>
          <table:covered-table-cell table:number-columns-repeated="9" table:style-name="ce26"/>
          <table:covered-table-cell table:number-columns-repeated="17" table:style-name="ce103"/>
          <table:covered-table-cell table:style-name="ce158"/>
          <table:covered-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4"/>
          <table:table-cell table:style-name="ce28" office:value-type="string" calcext:value-type="string">
            <text:p>GB-DB-01</text:p>
          </table:table-cell>
          <table:table-cell table:style-name="ce28"/>
          <table:table-cell table:style-name="ce81" table:number-columns-spanned="2" table:number-rows-spanned="1"/>
          <table:covered-table-cell table:style-name="ce35"/>
          <table:table-cell table:style-name="ce28" table:number-columns-spanned="2" table:number-rows-spanned="1"/>
          <table:covered-table-cell table:style-name="ce35"/>
          <table:table-cell table:style-name="ce28"/>
          <table:table-cell table:style-name="ce28" table:number-columns-spanned="2" table:number-rows-spanned="1"/>
          <table:covered-table-cell table:style-name="ce35"/>
          <table:table-cell table:style-name="ce105" table:number-columns-spanned="2" table:number-rows-spanned="1"/>
          <table:covered-table-cell table:style-name="ce105"/>
          <table:table-cell table:style-name="ce61"/>
          <table:table-cell table:style-name="ce127" table:number-columns-spanned="2" table:number-rows-spanned="1"/>
          <table:covered-table-cell table:style-name="ce61"/>
          <table:table-cell table:style-name="ce105" table:number-columns-spanned="2" table:number-rows-spanned="1"/>
          <table:covered-table-cell table:style-name="ce61"/>
          <table:table-cell table:style-name="ce132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024" table:number-rows-spanned="1">
            <text:p>Layout- unsigned user</text:p>
          </table:table-cell>
          <table:covered-table-cell table:number-columns-repeated="9" table:style-name="ce26"/>
          <table:covered-table-cell table:number-columns-repeated="17" table:style-name="ce103"/>
          <table:covered-table-cell table:style-name="ce158"/>
          <table:covered-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inks visibility</text:p>
          </table:table-cell>
          <table:table-cell table:style-name="ce29" office:value-type="string" calcext:value-type="string">
            <text:p>GB-LU-01</text:p>
          </table:table-cell>
          <table:table-cell table:style-name="ce29"/>
          <table:table-cell table:style-name="ce82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Sign in link should be visible</text:span></text:p>
            <text:p><text:span text:style-name="T1">2. Register link should be visible</text:span></text:p>
          </table:table-cell>
          <table:covered-table-cell table:style-name="ce35"/>
          <table:table-cell table:style-name="ce106" table:number-columns-spanned="2" table:number-rows-spanned="1"/>
          <table:covered-table-cell table:style-name="ce106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Check links</text:p>
          </table:table-cell>
          <table:table-cell table:style-name="ce29" office:value-type="string" calcext:value-type="string">
            <text:p>GB-LU-02</text:p>
          </table:table-cell>
          <table:table-cell table:style-name="ce29"/>
          <table:table-cell table:style-name="ce83" office:value-type="string" calcext:value-type="string" table:number-columns-spanned="2" table:number-rows-spanned="1">
            <text:p>GB-LU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Click on “Sign in”</text:span></text:p>
            <text:p><text:span text:style-name="T1">2. Click on “Register”</text:span>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url ending should be/login</text:span></text:p>
            <text:p><text:span text:style-name="T1">2. url ending should be /register</text:span></text:p>
          </table:table-cell>
          <table:covered-table-cell table:style-name="ce35"/>
          <table:table-cell table:style-name="ce106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link</text:p>
          </table:table-cell>
          <table:table-cell table:style-name="ce29" office:value-type="string" calcext:value-type="string">
            <text:p>GB-LU-03</text:p>
          </table:table-cell>
          <table:table-cell table:style-name="ce29"/>
          <table:table-cell table:style-name="ce84" office:value-type="string" calcext:value-type="string" table:number-columns-spanned="2" table:number-rows-spanned="1">
            <text:p>GB-LU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Register"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title should be visible </text:span></text:p>
            <text:p><text:span text:style-name="T1">2. register form should be visible</text:span></text:p>
            <text:p><text:span text:style-name="T1">3. consistent color scheme</text:span></text:p>
            <text:p><text:span text:style-name="T1">4. consistent navigation</text:span></text:p>
            <text:p><text:span text:style-name="T1">5. it should be free of spelling and grammatical errors</text:span></text:p>
            <text:p/>
          </table:table-cell>
          <table:covered-table-cell table:style-name="ce35"/>
          <table:table-cell table:style-name="ce86" table:number-columns-spanned="2" table:number-rows-spanned="1"/>
          <table:covered-table-cell table:style-name="ce98"/>
          <table:table-cell table:style-name="ce35"/>
          <table:table-cell table:style-name="ce128" table:number-columns-spanned="2" table:number-rows-spanned="1"/>
          <table:covered-table-cell table:style-name="ce35"/>
          <table:table-cell table:style-name="ce120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ign in link</text:p>
          </table:table-cell>
          <table:table-cell table:style-name="ce29" office:value-type="string" calcext:value-type="string">
            <text:p>GB-LU-04</text:p>
          </table:table-cell>
          <table:table-cell table:style-name="ce29"/>
          <table:table-cell table:style-name="ce84" office:value-type="string" calcext:value-type="string" table:number-columns-spanned="2" table:number-rows-spanned="1">
            <text:p>GB-LU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“Sign in”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title should be visible </text:span></text:p>
            <text:p><text:span text:style-name="T1">2. Sign in form should be visible</text:span></text:p>
            <text:p><text:span text:style-name="T1">3. consistent color scheme</text:span></text:p>
            <text:p><text:span text:style-name="T1">4. consistent navigation</text:span></text:p>
            <text:p><text:span text:style-name="T1">5. it should be free of spelling and grammatical errors</text:span></text:p>
            <text:p/>
          </table:table-cell>
          <table:covered-table-cell table:style-name="ce35"/>
          <table:table-cell table:style-name="ce86" table:number-columns-spanned="2" table:number-rows-spanned="1"/>
          <table:covered-table-cell table:style-name="ce98"/>
          <table:table-cell table:style-name="ce35"/>
          <table:table-cell table:style-name="ce128" table:number-columns-spanned="2" table:number-rows-spanned="1"/>
          <table:covered-table-cell table:style-name="ce35"/>
          <table:table-cell table:style-name="ce120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Other links</text:p>
          </table:table-cell>
          <table:table-cell table:style-name="ce29" office:value-type="string" calcext:value-type="string">
            <text:p>GB-LU-05</text:p>
          </table:table-cell>
          <table:table-cell table:style-name="ce29"/>
          <table:table-cell table:style-name="ce84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There should be no My Gradebook link</text:span></text:p>
            <text:p><text:span text:style-name="T1">2. There should be no Create Gradebook link</text:span></text:p>
            <text:p><text:span text:style-name="T1">3. There should be no Professors link                                                     4.There should be no Sign out link</text:span></text:p>
          </table:table-cell>
          <table:covered-table-cell table:style-name="ce35"/>
          <table:table-cell table:style-name="ce86" table:number-columns-spanned="2" table:number-rows-spanned="1"/>
          <table:covered-table-cell table:style-name="ce98"/>
          <table:table-cell table:style-name="ce35"/>
          <table:table-cell table:style-name="ce128" table:number-columns-spanned="2" table:number-rows-spanned="1"/>
          <table:covered-table-cell table:style-name="ce35"/>
          <table:table-cell table:style-name="ce120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024" table:number-rows-spanned="1">
            <text:p>Layout- signed user</text:p>
          </table:table-cell>
          <table:covered-table-cell table:number-columns-repeated="9" table:style-name="ce26"/>
          <table:covered-table-cell table:number-columns-repeated="17" table:style-name="ce103"/>
          <table:covered-table-cell table:style-name="ce158"/>
          <table:covered-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inks visibility</text:p>
          </table:table-cell>
          <table:table-cell table:style-name="ce29" office:value-type="string" calcext:value-type="string">
            <text:p>GB-LS-01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???????????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38" office:value-type="string" calcext:value-type="string" table:number-columns-spanned="2" table:number-rows-spanned="1">
            <text:p><text:span text:style-name="T1">1. Gradebooks link should be visible</text:span></text:p>
            <text:p><text:span text:style-name="T1">2. My Gradebook link should be visible</text:span></text:p>
            <text:p><text:span text:style-name="T1">3. Create Gardebook link should be visible </text:span></text:p>
            <text:p><text:span text:style-name="T1">4. Professors link should be visible</text:span></text:p>
            <text:p><text:span text:style-name="T1">5. Signout out link should be visible</text:span></text:p>
            <text:p/>
          </table:table-cell>
          <table:covered-table-cell table:style-name="ce35"/>
          <table:table-cell table:style-name="ce106" table:number-columns-spanned="2" table:number-rows-spanned="1"/>
          <table:covered-table-cell table:style-name="ce106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Check links</text:p>
          </table:table-cell>
          <table:table-cell table:style-name="ce29" office:value-type="string" calcext:value-type="string">
            <text:p>GB-LS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Click on "Gradebooks"</text:span></text:p>
            <text:p><text:span text:style-name="T1">2. Click on "My Gradebook"</text:span></text:p>
            <text:p><text:span text:style-name="T1">3. Click on "Create Gradebook"</text:span></text:p>
            <text:p><text:span text:style-name="T1">4. Click on "Professors" </text:span></text:p>
            <text:p><text:span text:style-name="T1">5. Click on "Sign out"</text:span>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url ending should be /gradebooks</text:span></text:p>
            <text:p><text:span text:style-name="T1">2. url ending should be /my-gradebook/1042(id)</text:span></text:p>
            <text:p><text:span text:style-name="T1">3. url ending should be /create-gradebook</text:span></text:p>
            <text:p><text:span text:style-name="T1">4. url ending should be /create-gradebook#</text:span></text:p>
            <text:p><text:span text:style-name="T1">5. url ending should be /login#</text:span></text:p>
          </table:table-cell>
          <table:covered-table-cell table:style-name="ce35"/>
          <table:table-cell table:style-name="ce106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Gradebook link</text:p>
          </table:table-cell>
          <table:table-cell table:style-name="ce29" office:value-type="string" calcext:value-type="string">
            <text:p>GB-LS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Gradebooks"</text:p>
          </table:table-cell>
          <table:covered-table-cell table:style-name="ce35"/>
          <table:table-cell table:style-name="ce11"/>
          <table:table-cell table:style-name="ce29" office:value-type="string" calcext:value-type="string" table:number-columns-spanned="2" table:number-rows-spanned="1">
            <text:p><text:span text:style-name="T1">1. title should be visible </text:span></text:p>
            <text:p><text:span text:style-name="T1">2. gradebooks should be visible</text:span></text:p>
            <text:p><text:span text:style-name="T1">3. consistent color scheme</text:span></text:p>
            <text:p><text:span text:style-name="T1">4. consistent navigation</text:span></text:p>
            <text:p><text:span text:style-name="T1">5. it should be free of spelling and grammatical errors</text:span></text:p>
          </table:table-cell>
          <table:covered-table-cell table:style-name="ce35"/>
          <table:table-cell table:style-name="ce106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My Gradebook link</text:p>
          </table:table-cell>
          <table:table-cell table:style-name="ce29" office:value-type="string" calcext:value-type="string">
            <text:p>GB-LS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My Gradebook"</text:p>
          </table:table-cell>
          <table:covered-table-cell table:style-name="ce35"/>
          <table:table-cell table:style-name="ce11"/>
          <table:table-cell table:style-name="ce29" office:value-type="string" calcext:value-type="string" table:number-columns-spanned="2" table:number-rows-spanned="1">
            <text:p><text:span text:style-name="T1">1. title should be visible </text:span></text:p>
            <text:p><text:span text:style-name="T1">2. My Gradebook form should be visible</text:span></text:p>
            <text:p><text:span text:style-name="T1">3. consistent color scheme</text:span></text:p>
            <text:p><text:span text:style-name="T1">4. consistent navigation</text:span></text:p>
            <text:p><text:span text:style-name="T1">5. it should be free of spelling and grammatical errors</text:span></text:p>
          </table:table-cell>
          <table:covered-table-cell table:style-name="ce35"/>
          <table:table-cell table:style-name="ce106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Create Gradebook link</text:p>
          </table:table-cell>
          <table:table-cell table:style-name="ce29" office:value-type="string" calcext:value-type="string">
            <text:p>GB-LS-05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Create Gradebook"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title should be visible </text:span></text:p>
            <text:p><text:span text:style-name="T1">2. Create Gradebook form should be visible</text:span></text:p>
            <text:p><text:span text:style-name="T1">3. consistent color scheme</text:span></text:p>
            <text:p><text:span text:style-name="T1">4. consistent navigation</text:span></text:p>
            <text:p><text:span text:style-name="T1">5. no spelling and grammar errors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Professors link</text:p>
          </table:table-cell>
          <table:table-cell table:style-name="ce29" office:value-type="string" calcext:value-type="string">
            <text:p>GB-LS-06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Professors" 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title should be visible</text:span></text:p>
            <text:p><text:span text:style-name="T1">2. All Professors form shoul be visible</text:span></text:p>
            <text:p><text:span text:style-name="T1">3. Create Professor form should be visible</text:span></text:p>
            <text:p><text:span text:style-name="T1">4. consistent color scheme</text:span></text:p>
            <text:p><text:span text:style-name="T1">5. consistent navigation</text:span></text:p>
            <text:p><text:span text:style-name="T1">6. no spelling and grammar errors</text:span></text:p>
            <text:p/>
          </table:table-cell>
          <table:covered-table-cell table:style-name="ce35"/>
          <table:table-cell table:style-name="ce106" table:number-columns-spanned="2" table:number-rows-spanned="1"/>
          <table:covered-table-cell table:style-name="ce106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og out link</text:p>
          </table:table-cell>
          <table:table-cell table:style-name="ce29" office:value-type="string" calcext:value-type="string">
            <text:p>GB-LS-07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S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"Sign out"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1. user is redirected either to home page or Sign in page as an unsigned page 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024" table:number-rows-spanned="1">
            <text:p>Sign in</text:p>
          </table:table-cell>
          <table:covered-table-cell table:number-columns-repeated="9" table:style-name="ce26"/>
          <table:covered-table-cell table:number-columns-repeated="17" table:style-name="ce103"/>
          <table:covered-table-cell table:style-name="ce158"/>
          <table:covered-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7" office:value-type="string" calcext:value-type="string">
            <text:p>Signin link</text:p>
          </table:table-cell>
          <table:table-cell table:style-name="ce29" office:value-type="string" calcext:value-type="string">
            <text:p>GB-LI-01</text:p>
          </table:table-cell>
          <table:table-cell table:style-name="ce29"/>
          <table:table-cell table:style-name="ce85" office:value-type="string" calcext:value-type="string" table:number-columns-spanned="2" table:number-rows-spanned="1">
            <text:p>GB-LU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“Sign in”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Sign in page should be open with url /Signin</text:span></text:p>
            <text:p><text:span text:style-name="T1">2. Sign in page should be displayed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isibility</text:p>
          </table:table-cell>
          <table:table-cell table:style-name="ce29" office:value-type="string" calcext:value-type="string">
            <text:p>GB-LI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Form has:</text:p>
            <text:p>1.email input field</text:p>
            <text:p>2.password input field</text:p>
            <text:p>3.Login button</text:p>
            <text:p/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All empty fields</text:p>
          </table:table-cell>
          <table:table-cell table:style-name="ce29" office:value-type="string" calcext:value-type="string">
            <text:p>GB-LI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email field empty</text:p>
            <text:p>2. Leave password field empty</text:p>
            <text:p>3. Click Logi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Massages should  appear:</text:p>
            <text:p>1. email:Please fill out this field</text:p>
            <text:p><text:span text:style-name="T1">2. password:Please fill out this field 3. Preferably: Signin button should be disabled                                       4</text:span>. User should stay on the same page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Invalid password</text:p>
          </table:table-cell>
          <table:table-cell table:style-name="ce29" office:value-type="string" calcext:value-type="string">
            <text:p>GBLI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Type valid email</text:p>
            <text:p>2. Type invalid password</text:p>
            <text:p>3. Click "Login” button</text:p>
          </table:table-cell>
          <table:covered-table-cell table:style-name="ce35"/>
          <table:table-cell table:style-name="ce29" office:value-type="string" calcext:value-type="string">
            <text:p>email - dddd11@dd.com</text:p>
            <text:p>password – d1238968</text:p>
          </table:table-cell>
          <table:table-cell table:style-name="ce29" office:value-type="string" calcext:value-type="string" table:number-columns-spanned="2" table:number-rows-spanned="1">
            <text:p>Message should appear:</text:p>
            <text:p>1.Invalid password</text:p>
            <text:p>Preferably:</text:p>
            <text:p>2. Signin button should be disabled</text:p>
            <text:p>3.User should stay on the same page</text:p>
          </table:table-cell>
          <table:covered-table-cell table:style-name="ce35"/>
          <table:table-cell table:style-name="ce106" table:number-columns-spanned="2" table:number-rows-spanned="1"/>
          <table:covered-table-cell table:style-name="ce106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Empty email</text:p>
          </table:table-cell>
          <table:table-cell table:style-name="ce29" office:value-type="string" calcext:value-type="string">
            <text:p>GB-LI-05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email field empty</text:p>
            <text:p>2. Type valid password</text:p>
            <text:p>3. Click Signin</text:p>
          </table:table-cell>
          <table:covered-table-cell table:style-name="ce35"/>
          <table:table-cell table:style-name="ce11" office:value-type="string" calcext:value-type="string">
            <text:p>1.</text:p>
            <text:p><text:span text:style-name="T1">2. d1234567</text:span></text:p>
          </table:table-cell>
          <table:table-cell table:style-name="ce29" office:value-type="string" calcext:value-type="string" table:number-columns-spanned="2" table:number-rows-spanned="1">
            <text:p>Massages should be appear:</text:p>
            <text:p><text:span text:style-name="T1">1. Please fill out this field</text:span></text:p>
            <text:p>2. Signin button should be disabled</text:p>
            <text:p>3. User should stay on the same page</text:p>
            <text:p/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Empty password</text:p>
          </table:table-cell>
          <table:table-cell table:style-name="ce29" office:value-type="string" calcext:value-type="string">
            <text:p>GB-LI-06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Type valid email</text:p>
            <text:p>2. Leave password field empty</text:p>
            <text:p>3. Click "Login" button</text:p>
          </table:table-cell>
          <table:covered-table-cell table:style-name="ce35"/>
          <table:table-cell table:style-name="ce29" office:value-type="string" calcext:value-type="string">
            <text:p>1. email- <text:a xlink:href="mailto:dddd11@dd.com" xlink:type="simple">dddd11@dd.com</text:a></text:p>
            <text:p>2.</text:p>
            <text:p/>
          </table:table-cell>
          <table:table-cell table:style-name="ce74" office:value-type="string" calcext:value-type="string" table:number-columns-spanned="2" table:number-rows-spanned="1">
            <text:p>Massages should  appear:</text:p>
            <text:p><text:span text:style-name="T1">1. Please fill out this field</text:span></text:p>
            <text:p>2. Login button should be disabled</text:p>
            <text:p>3.User should stay on the same page</text:p>
            <text:p/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 credentials</text:p>
          </table:table-cell>
          <table:table-cell table:style-name="ce29" office:value-type="string" calcext:value-type="string">
            <text:p>GB-LI-08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Type valid email</text:p>
            <text:p>2. Type valid password</text:p>
            <text:p>3. Click "Login" button</text:p>
          </table:table-cell>
          <table:covered-table-cell table:style-name="ce35"/>
          <table:table-cell table:style-name="ce29" office:value-type="string" calcext:value-type="string">
            <text:p>1.email - dddd11@dd.com</text:p>
            <text:p>2.password – d1234567</text:p>
          </table:table-cell>
          <table:table-cell table:style-name="ce29" office:value-type="string" calcext:value-type="string" table:number-columns-spanned="2" table:number-rows-spanned="1">
            <text:p>1. User should be signed in</text:p>
            <text:p>2. Layout should be changed as described in "Layout- signed user" 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024" table:number-rows-spanned="1">
            <text:p>Register</text:p>
          </table:table-cell>
          <table:covered-table-cell table:number-columns-repeated="9"/>
          <table:covered-table-cell table:number-columns-repeated="18" table:style-name="ce110"/>
          <table:covered-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link</text:p>
          </table:table-cell>
          <table:table-cell table:style-name="ce29" office:value-type="string" calcext:value-type="string">
            <text:p>GB-RE-01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U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"Register" lin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1. Register page should be open with url /register</text:p>
            <text:p>2. Register page should be displayed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isibility</text:p>
          </table:table-cell>
          <table:table-cell table:style-name="ce29" office:value-type="string" calcext:value-type="string">
            <text:p>GB-RE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Form has:</text:p>
            <text:p>1.First Name input field</text:p>
            <text:p>2. Last name input field</text:p>
            <text:p>3. Email input field</text:p>
            <text:p>4. Password input field</text:p>
            <text:p>5. Confirm password input field </text:p>
            <text:p>6."Accept terms and conditions" check box</text:p>
            <text:p>7. Submit button</text:p>
            <text:p/>
            <text:p/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any data</text:p>
          </table:table-cell>
          <table:table-cell table:style-name="ce29" office:value-type="string" calcext:value-type="string">
            <text:p>GB-RE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Leave Last name empty</text:p>
            <text:p>3. Leave email empty</text:p>
            <text:p>4. Leave password empty</text:p>
            <text:p>5. Leave confirm password empty</text:p>
            <text:p>6. Leave Terms and conditions unchecked</text:p>
            <text:p>7. Click Register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ese massages should appear:</text:p>
            <text:p><text:span text:style-name="T1">1.First name: Please fill out this field</text:span></text:p>
            <text:p>2.Last name is required</text:p>
            <text:p>3.The email field is required </text:p>
            <text:p>4. The password field is required.</text:p>
            <text:p>5. Confirm password is required</text:p>
            <text:p>6. It is required to accept terms and privacy policy</text:p>
            <text:p/>
            <text:p>Preferably:</text:p>
            <text:p>7. Signin button should be disabled</text:p>
            <text:p/>
            <text:p>User should stay on the same page </text:p>
            <text:p/>
          </table:table-cell>
          <table:covered-table-cell table:style-name="ce35"/>
          <table:table-cell table:style-name="ce111" table:number-columns-spanned="2" table:number-rows-spanned="1"/>
          <table:covered-table-cell table:style-name="ce111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spaces in all fields</text:p>
          </table:table-cell>
          <table:table-cell table:style-name="ce29" office:value-type="string" calcext:value-type="string">
            <text:p>GB-RE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Leave Last name empty</text:p>
            <text:p>3. Leave email empty</text:p>
            <text:p>4. Leave password empty</text:p>
            <text:p>5. Leave confirm password empty</text:p>
            <text:p>6. Leave Terms and conditions unchecked</text:p>
            <text:p>7. Click Register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ese massages should appear:</text:p>
            <text:p>1.First name is required</text:p>
            <text:p>2.Last name is required</text:p>
            <text:p>3.The email field is required </text:p>
            <text:p>4. The password field is required.</text:p>
            <text:p>5. Confirm password is required</text:p>
            <text:p>6. It is required to accept terms and privacy policy</text:p>
            <text:p/>
            <text:p>Preferably:</text:p>
            <text:p>7 Signin button will be disabled</text:p>
            <text:p/>
            <text:p>User will stay on the same page </text:p>
            <text:p/>
          </table:table-cell>
          <table:covered-table-cell table:style-name="ce35"/>
          <table:table-cell table:style-name="ce113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first name</text:p>
          </table:table-cell>
          <table:table-cell table:style-name="ce29" office:value-type="string" calcext:value-type="string">
            <text:p>GB-RE-05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RE-01 <text:s text:c="22"/>FAG-LP-01///?????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1.</text:p>
            <text:p>2.Last name: Conjic</text:p>
            <text:p>3.email: dddd11@dd.com</text:p>
            <text:p>4. password: d1234567</text:p>
            <text:p><text:span text:style-name="T1">5.confirm password: d1234567</text:span></text:p>
            <text:p/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<text:span text:style-name="T1">1.First name: Please fill out this field</text:span></text:p>
            <text:p>Preferably:</text:p>
            <text:p>2 Signin button will be disabled</text:p>
            <text:p>3.User should stay on the same page </text:p>
            <text:p/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last name</text:p>
          </table:table-cell>
          <table:table-cell table:style-name="ce29" office:value-type="string" calcext:value-type="string">
            <text:p>GB-RE-06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 </text:p>
            <text:p>2. Leave Last name empty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1.First name: Danijela</text:p>
            <text:p><text:span text:style-name="T1">2.Last name: </text:span></text:p>
            <text:p><text:span text:style-name="T1">3.email: dddd11@dd.com</text:span></text:p>
            <text:p><text:span text:style-name="T1">4. password: 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1.Last name: Please fil out this field</text:p>
            <text:p>Preferably:</text:p>
            <text:p>2 Signin button should be disabled</text:p>
            <text:p>3.User should stay on the same page </text:p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email</text:p>
          </table:table-cell>
          <table:table-cell table:style-name="ce29" office:value-type="string" calcext:value-type="string">
            <text:p>GB-RE-07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Leave email empty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</text:span></text:p>
            <text:p><text:span text:style-name="T1">4. password: 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<text:span text:style-name="T1">1. email: Please fill out this field</text:span> </text:p>
            <text:p>Preferably:</text:p>
            <text:p>2 Signin button should be disabled</text:p>
            <text:p>3.User should stay on the same page 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password</text:p>
          </table:table-cell>
          <table:table-cell table:style-name="ce29" office:value-type="string" calcext:value-type="string">
            <text:p>GB-RE-08</text:p>
          </table:table-cell>
          <table:table-cell table:style-name="ce11"/>
          <table:table-cell table:style-name="ce62" office:value-type="string" calcext:value-type="string" table:number-columns-spanned="2" table:number-rows-spanned="1">
            <text:p>GB-RE-01</text:p>
          </table:table-cell>
          <table:covered-table-cell table:style-name="ce57"/>
          <table:table-cell table:style-name="ce53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Leave password empty</text:p>
            <text:p>5. Enter valid confirm password</text:p>
            <text:p>6. Check Terms and conditions </text:p>
            <text:p>7. Click Register button</text:p>
          </table:table-cell>
          <table:covered-table-cell table:style-name="ce26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<text:span text:style-name="T1">These massages should appear:</text:span></text:p>
            <text:p><text:span text:style-name="T1">1. password: Please fill out this field </text:span></text:p>
            <text:p><text:span text:style-name="T1">Preferably:</text:span></text:p>
            <text:p><text:span text:style-name="T1">2 Signin button should be disabled</text:span></text:p>
            <text:p><text:span text:style-name="T1">3.User should stay on the same page </text:span></text:p>
          </table:table-cell>
          <table:covered-table-cell table:style-name="ce35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Register without confirm password</text:p>
          </table:table-cell>
          <table:table-cell table:style-name="ce29" office:value-type="string" calcext:value-type="string">
            <text:p>GB-RE-09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RE-01</text:p>
          </table:table-cell>
          <table:covered-table-cell table:style-name="ce61"/>
          <table:table-cell table:style-name="ce34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Leave confirm password empty</text:p>
            <text:p>6. Check Terms and conditions </text:p>
            <text:p>7. Click Register button</text:p>
          </table:table-cell>
          <table:covered-table-cell table:style-name="ce61"/>
          <table:table-cell table:style-name="ce34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</text:span></text:p>
          </table:table-cell>
          <table:table-cell table:style-name="ce34" office:value-type="string" calcext:value-type="string" table:number-columns-spanned="2" table:number-rows-spanned="1">
            <text:p><text:span text:style-name="T1">These massages should appear:</text:span></text:p>
            <text:p><text:span text:style-name="T1">1.confirm password: Please fill out this field </text:span></text:p>
            <text:p><text:span text:style-name="T1">Preferably:</text:span></text:p>
            <text:p><text:span text:style-name="T1">2 Signin button should be disabled</text:span></text:p>
            <text:p><text:span text:style-name="T1">3.User should stay on the same page </text:span></text:p>
          </table:table-cell>
          <table:covered-table-cell table:style-name="ce61"/>
          <table:table-cell table:style-name="ce34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out terms and conditions checked</text:p>
          </table:table-cell>
          <table:table-cell table:style-name="ce29" office:value-type="string" calcext:value-type="string">
            <text:p>GB-RE-10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Leave confirm password empty</text:p>
            <text:p>6. Leave Terms and conditions unchecked </text:p>
            <text:p>7. Click Register button</text:p>
          </table:table-cell>
          <table:covered-table-cell table:style-name="ce61"/>
          <table:table-cell table:style-name="ce34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11" office:value-type="string" calcext:value-type="string" table:number-columns-spanned="2" table:number-rows-spanned="1">
            <text:p>These massages should appear:</text:p>
            <text:p>1. It is required to accept terms and privacy policy</text:p>
            <text:p>Preferably:</text:p>
            <text:p>2. Signin button will be disabled</text:p>
            <text:p>3.User should stay on the same page </text:p>
            <text:p/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spaces as first name</text:p>
          </table:table-cell>
          <table:table-cell table:style-name="ce29" office:value-type="string" calcext:value-type="string">
            <text:p>GB-RE-11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spaces into First name field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”   “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1.First name is required</text:p>
            <text:p>Preferably:</text:p>
            <text:p>2. Signin button will be disabled</text:p>
            <text:p>3.User should stay on the same page 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spaces as last name</text:p>
          </table:table-cell>
          <table:table-cell table:style-name="ce29" office:value-type="string" calcext:value-type="string">
            <text:p>GB-RE-12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 </text:p>
            <text:p>2. Leave Last name empty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“  “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1. Last name is required</text:p>
            <text:p>Preferably:</text:p>
            <text:p>2. Signin button should be disabled</text:p>
            <text:p>3.User should stay on the same page </text:p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spaces as email</text:p>
          </table:table-cell>
          <table:table-cell table:style-name="ce29" office:value-type="string" calcext:value-type="string">
            <text:p>GB-RE-13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Leave email empty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“   “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1.The email field is required </text:p>
            <text:p>Preferably:</text:p>
            <text:p>2. Signin button should be disabled</text:p>
            <text:p>3. User should stay on the same page 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2 word name</text:p>
          </table:table-cell>
          <table:table-cell table:style-name="ce29" office:value-type="string" calcext:value-type="string">
            <text:p>GB-RE-14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 Daca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name containing special characters, numbers</text:p>
          </table:table-cell>
          <table:table-cell table:style-name="ce29" office:value-type="string" calcext:value-type="string">
            <text:p>GB-RE-15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@#$%88&lt;&gt;/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2 word last name</text:p>
          </table:table-cell>
          <table:table-cell table:style-name="ce29" office:value-type="string" calcext:value-type="string">
            <text:p>GB-RE-16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 Obradov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last name containing special characters, numbers</text:p>
          </table:table-cell>
          <table:table-cell table:style-name="ce29" office:value-type="string" calcext:value-type="string">
            <text:p>GB-RE-17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</text:p>
            <text:p>2. Enter valid Last name</text:p>
            <text:p>3. Enter valid email 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@#!%&amp;*&gt;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Register with email without @</text:p>
          </table:table-cell>
          <table:table-cell table:style-name="ce29" office:value-type="string" calcext:value-type="string">
            <text:p>GB-RE-18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invalid email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Please enter a valid email address</text:p>
            <text:p>Preferably:</text:p>
            <text:p>2. Signin button will be disabled</text:p>
            <text:p>3.User will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email with missing top level domain</text:p>
          </table:table-cell>
          <table:table-cell table:style-name="ce29" office:value-type="string" calcext:value-type="string">
            <text:p>GB-RE-19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invalid email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@dd.com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Please enter a valid email address</text:p>
            <text:p>Preferably:</text:p>
            <text:p>2. Signin button will be disabled</text:p>
            <text:p>3. User will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email with missing .</text:p>
          </table:table-cell>
          <table:table-cell table:style-name="ce29" office:value-type="string" calcext:value-type="string">
            <text:p>GB-RE-20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invalid email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5">3.email: </text:span><text:span text:style-name="T5"><text:a xlink:href="mailto:dddd11@ddcom" xlink:type="simple">dddd11@ddcom</text:a>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Please enter a valid email address</text:p>
            <text:p>Preferably:</text:p>
            <text:p>2. Register button will be disabled</text:p>
            <text:p>3. User will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email address with numbers </text:p>
          </table:table-cell>
          <table:table-cell table:style-name="ce29" office:value-type="string" calcext:value-type="string">
            <text:p>GB-RE-21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invalid email</text:p>
            <text:p>4. Enter 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5">3.email: </text:span><text:span text:style-name="T5"><text:a xlink:href="mailto:dddd11@888.888.888" xlink:type="simple">dddd11@888.888.888</text:a></text:span></text:p>
            <text:p><text:span text:style-name="T1">4. password:d1234567</text:span></text:p>
            <text:p><text:span text:style-name="T1">5.confirm password: d1234567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7 char password</text:p>
          </table:table-cell>
          <table:table-cell table:style-name="ce29" office:value-type="string" calcext:value-type="string">
            <text:p>GB-RE-22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in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 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</text:span></text:p>
            <text:p><text:span text:style-name="T1">5.confirm password: d123456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Your password must be at least 8 characters long and have at least one digit </text:p>
            <text:p>Preferably:</text:p>
            <text:p>2. Register button will be disabled</text:p>
            <text:p>3. User should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130 char password</text:p>
          </table:table-cell>
          <table:table-cell table:style-name="ce29" office:value-type="string" calcext:value-type="string">
            <text:p>GB-RE-23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 {130char}</text:span></text:p>
            <text:p><text:span text:style-name="T1">5.confirm password: {130char}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password with all digits</text:p>
          </table:table-cell>
          <table:table-cell table:style-name="ce29" office:value-type="string" calcext:value-type="string">
            <text:p>GB-RE-24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 </text:span></text:p>
            <text:p><text:span text:style-name="T1">2.Last name: Conjic</text:span></text:p>
            <text:p><text:span text:style-name="T1">3.email: dddd11@dd.com</text:span></text:p>
            <text:p><text:span text:style-name="T1">4. password: 123456789</text:span></text:p>
            <text:p><text:span text:style-name="T1">5.confirm password: 123456789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password without any digits</text:p>
          </table:table-cell>
          <table:table-cell table:style-name="ce29" office:value-type="string" calcext:value-type="string">
            <text:p>GB-RE-25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in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ddddddd</text:span></text:p>
            <text:p><text:span text:style-name="T1">5.confirm password: dddddddd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Your password must contain at least one digit </text:p>
            <text:p>Preferably:</text:p>
            <text:p>2. Register button will be disabled</text:p>
            <text:p>3. User will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password containing special signs</text:p>
          </table:table-cell>
          <table:table-cell table:style-name="ce29" office:value-type="string" calcext:value-type="string">
            <text:p>GB-RE-26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 1@#!^88%*&amp;</text:span></text:p>
            <text:p><text:span text:style-name="T1">5.confirm password: 1@#!^88%*&amp;</text:span>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gister with password containing spaces</text:p>
          </table:table-cell>
          <table:table-cell table:style-name="ce29" office:value-type="string" calcext:value-type="string">
            <text:p>GB-RE-27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Enter same string as in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12 34567</text:span></text:p>
            <text:p><text:span text:style-name="T1">5.confirm password: d12 34567</text:span>  </text:p>
          </table:table-cell>
          <table:table-cell table:style-name="ce29" office:value-type="string" calcext:value-type="string" table:number-columns-spanned="2" table:number-rows-spanned="1">
            <text:p>User is registered and redirected to another page</text:p>
            <text:p/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ign in with invalid confirm password</text:p>
          </table:table-cell>
          <table:table-cell table:style-name="ce29" office:value-type="string" calcext:value-type="string">
            <text:p>GB-RE-28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valid password </text:p>
            <text:p>5. Enter in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1234567</text:span></text:p>
            <text:p><text:span text:style-name="T1">5.confirm password: d123456778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Confirm password field must be same as password </text:p>
            <text:p>Preferably:</text:p>
            <text:p>2. Register button will be disabled</text:p>
            <text:p>3. User should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ign in with invalid password</text:p>
          </table:table-cell>
          <table:table-cell table:style-name="ce29" office:value-type="string" calcext:value-type="string">
            <text:p>GB-RE-29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RE-01</text:p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Enter valid First name </text:p>
            <text:p>2. Enter valid Last name </text:p>
            <text:p>3. Enter valid email</text:p>
            <text:p>4. Enter invalid password </text:p>
            <text:p>5. Enter valid confirm password</text:p>
            <text:p>6. Check Terms and conditions </text:p>
            <text:p>7. Click Register button</text:p>
          </table:table-cell>
          <table:covered-table-cell table:style-name="ce61"/>
          <table:table-cell table:style-name="ce11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email: dddd11@dd.com</text:span></text:p>
            <text:p><text:span text:style-name="T1">4. password:d12377567</text:span></text:p>
            <text:p><text:span text:style-name="T1">5.confirm password: d1234567</text:span></text:p>
          </table:table-cell>
          <table:table-cell table:style-name="ce11" office:value-type="string" calcext:value-type="string" table:number-columns-spanned="2" table:number-rows-spanned="1">
            <text:p>This massage should appear:</text:p>
            <text:p>1. Password is invalid</text:p>
            <text:p>Preferably:</text:p>
            <text:p>2. Register button will be disabled</text:p>
            <text:p>3. User should stay on the same page </text:p>
          </table:table-cell>
          <table:covered-table-cell table:style-name="ce61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1" table:number-rows-spanned="1">
            <text:p>Home page</text:p>
          </table:table-cell>
          <table:covered-table-cell table:number-columns-repeated="10"/>
          <table:table-cell table:style-name="ce110" table:number-columns-repeated="17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Gradebooks, signed user</text:p>
          </table:table-cell>
          <table:table-cell table:style-name="ce29" office:value-type="string" calcext:value-type="string">
            <text:p>GB-HP-01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<text:span text:style-name="T1">GB-LI-08</text:span></text:p>
            <text:p>If there are no gradebooks, create gradebooks</text:p>
            <text:p/>
            <text:p/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One can see a list of ten most recent gradebooks from the data base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Gradebook information, signed user</text:p>
          </table:table-cell>
          <table:table-cell table:style-name="ce29" office:value-type="string" calcext:value-type="string">
            <text:p>GB-HP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If there are no gradebooks, create gradebook</text:p>
            <text:p/>
            <text:p/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Each gradebook should have:</text:p>
            <text:p>1. title, </text:p>
            <text:p>2. author-professor, </text:p>
            <text:p>3. time when it was creat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Massage - no gradebooks, signed user</text:p>
          </table:table-cell>
          <table:table-cell table:style-name="ce29" office:value-type="string" calcext:value-type="string">
            <text:p>GB-HP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If there are any gradebooks, delete them first</text:p>
            <text:p/>
            <text:p/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Following message will appear: </text:p>
            <text:p>"There are no gradebooks available" </text:p>
          </table:table-cell>
          <table:covered-table-cell table:style-name="ce35"/>
          <table:table-cell table:style-name="ce29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ink to gradebooks/:id, signed user</text:p>
          </table:table-cell>
          <table:table-cell table:style-name="ce29" office:value-type="string" calcext:value-type="string">
            <text:p>GB-HP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<text:span text:style-name="T1">If there are no gradebooks, create gradebooks</text:span></text:p>
            <text:p/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the gradebook name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You should be taken to an URL containing “/single-gradebook/:id” 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ink to professor/:id, signed user</text:p>
          </table:table-cell>
          <table:table-cell table:style-name="ce29" office:value-type="string" calcext:value-type="string">
            <text:p>GB-HP-05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<text:span text:style-name="T1">If there are no gradebooks, create gradebooks</text:span></text:p>
            <text:p/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the professor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You should be taken to an URL containing “/single-profesor/:id”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Home page - pagination</text:p>
          </table:table-cell>
          <table:covered-table-cell table:number-columns-repeated="10" table:style-name="ce26"/>
          <table:table-cell table:style-name="ce116" table:number-columns-repeated="16"/>
          <table:table-cell table:style-name="ce137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Load more button, additional gradebooks present, signed user</text:p>
          </table:table-cell>
          <table:table-cell table:style-name="ce29" office:value-type="string" calcext:value-type="string">
            <text:p>GB-HPP-01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If there are less than 11 gradebooks, create new ones</text:p>
            <text:p/>
            <text:p/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At the bottom of the page "Load more" button is visible(button Next)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Additional gradebooks</text:p>
            <text:p>10+, signed user</text:p>
          </table:table-cell>
          <table:table-cell table:style-name="ce29" office:value-type="string" calcext:value-type="string">
            <text:p>GB-HPP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><text:span text:style-name="T1">If there is less than 11 gradebooks</text:span>, create a new one</text:p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on the "Next"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Additional gradebooks</text:span> should be shown</text:p>
            <text:p><text:span text:style-name="T1">2. Each gradebooks</text:span> should have:</text:p>
            <text:p> a) title, </text:p>
            <text:p> b) professor, </text:p>
            <text:p> c)  time when it was creat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Next button,no additional gradebooks signed user </text:p>
          </table:table-cell>
          <table:table-cell table:style-name="ce29" office:value-type="string" calcext:value-type="string">
            <text:p>GB-HPP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<text:span text:style-name="T1">GB-LI-08</text:span></text:p>
            <text:p>If there are more than 10 gradebooks, delete them</text:p>
            <text:p/>
            <text:p/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At the end of the page this button is not visible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Home page - filter</text:p>
          </table:table-cell>
          <table:covered-table-cell table:number-columns-repeated="10" table:style-name="ce26"/>
          <table:table-cell table:style-name="ce116" table:number-columns-repeated="16"/>
          <table:table-cell table:style-name="ce137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isibility, signed user</text:p>
          </table:table-cell>
          <table:table-cell table:style-name="ce29" office:value-type="string" calcext:value-type="string">
            <text:p>GB-HPF-01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I-08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ere is a search input field and "Search" button at the top of the page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0"/>
          <table:table-cell table:style-name="ce138"/>
          <table:table-cell table:number-columns-repeated="996"/>
        </table:table-row>
        <table:table-row table:style-name="ro1">
          <table:table-cell table:style-name="ce7" office:value-type="string" calcext:value-type="string">
            <text:p>Search without pagination, signed user</text:p>
          </table:table-cell>
          <table:table-cell table:style-name="ce29" office:value-type="string" calcext:value-type="string">
            <text:p>GB-HPF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<text:span text:style-name="T2">1. </text:span><text:span text:style-name="T3">GB-LI-08</text:span></text:p>
            <text:p>2. create gradebook with word "Test" in the title</text:p>
            <text:p/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button</text:p>
          </table:table-cell>
          <table:covered-table-cell table:style-name="ce35"/>
          <table:table-cell table:style-name="ce29" office:value-type="string" calcext:value-type="string">
            <text:p>1. "Test"</text:p>
          </table:table-cell>
          <table:table-cell table:style-name="ce29" office:value-type="string" calcext:value-type="string" table:number-columns-spanned="2" table:number-rows-spanned="1">
            <text:p>1. One gradebooks should be present is search results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0"/>
          <table:table-cell table:style-name="ce138"/>
          <table:table-cell table:number-columns-repeated="996"/>
        </table:table-row>
        <table:table-row table:style-name="ro1">
          <table:table-cell table:style-name="ce7" office:value-type="string" calcext:value-type="string">
            <text:p>Search not found, signed user</text:p>
          </table:table-cell>
          <table:table-cell table:style-name="ce29" office:value-type="string" calcext:value-type="string">
            <text:p>GB-HPF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1.GB-LI-08</text:p>
            <text:p>2.erase all gradebooks containing word "presence"</text:p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title into search field</text:p>
            <text:p>2. Click Search button</text:p>
          </table:table-cell>
          <table:covered-table-cell table:style-name="ce35"/>
          <table:table-cell table:style-name="ce29" office:value-type="string" calcext:value-type="string">
            <text:p>"presence"</text:p>
          </table:table-cell>
          <table:table-cell table:style-name="ce29" office:value-type="string" calcext:value-type="string" table:number-columns-spanned="2" table:number-rows-spanned="1">
            <text:p>No gradebooks would present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0"/>
          <table:table-cell table:style-name="ce138"/>
          <table:table-cell table:number-columns-repeated="996"/>
        </table:table-row>
        <table:table-row table:style-name="ro1">
          <table:table-cell table:style-name="ce7" office:value-type="string" calcext:value-type="string">
            <text:p>Empty search, signed user</text:p>
          </table:table-cell>
          <table:table-cell table:style-name="ce29" office:value-type="string" calcext:value-type="string">
            <text:p>GB-HPF-05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I-08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Leave search box empty</text:p>
            <text:p>2. Click Search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Page would stay the same</text:p>
            <text:p>Nothing on the page would change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47" table:number-columns-repeated="10"/>
          <table:table-cell table:style-name="ce159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Create New Gradebook</text:p>
          </table:table-cell>
          <table:covered-table-cell table:number-columns-repeated="10" table:style-name="ce26"/>
          <table:table-cell table:style-name="ce103" table:number-columns-repeated="16"/>
          <table:table-cell table:style-name="ce158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isibility</text:p>
          </table:table-cell>
          <table:table-cell table:style-name="ce29" office:value-type="string" calcext:value-type="string">
            <text:p>GB-CN-01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/>
            <text:p/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create new gradeboo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ese are visible:</text:p>
            <text:p>1. Title field;</text:p>
            <text:p>2. Professor field;</text:p>
            <text:p><text:span text:style-name="T1">3.  Submit button</text:span></text:p>
            <text:p/>
          </table:table-cell>
          <table:covered-table-cell table:style-name="ce35"/>
          <table:table-cell table:style-name="ce29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form without any data</text:p>
          </table:table-cell>
          <table:table-cell table:style-name="ce29" office:value-type="string" calcext:value-type="string">
            <text:p>GB-CN-02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<text:span text:style-name="T4">B</text:span>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title empty</text:p>
            <text:p>2. Leave professor field empty</text:p>
            <text:p>3. Click Submit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Validation messages would present:</text:p>
            <text:p>1.The title fild is required</text:p>
            <text:p><text:span text:style-name="T1">2. The professor id fild is required 3. User should stay on the same page </text:span></text:p>
          </table:table-cell>
          <table:covered-table-cell table:style-name="ce35"/>
          <table:table-cell table:style-name="ce113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form with only optional data</text:p>
          </table:table-cell>
          <table:table-cell table:style-name="ce29" office:value-type="string" calcext:value-type="string">
            <text:p>GB-CN-03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title empty</text:p>
            <text:p>2. enter professor</text:p>
            <text:p><text:span text:style-name="T1">3. Click Submit button</text:span></text:p>
            <text:p/>
          </table:table-cell>
          <table:covered-table-cell table:style-name="ce35"/>
          <table:table-cell table:style-name="ce29" office:value-type="string" calcext:value-type="string">
            <text:p>1.</text:p>
            <text:p>2. professor: Danijela Conjic</text:p>
            <text:p/>
          </table:table-cell>
          <table:table-cell table:style-name="ce29" office:value-type="string" calcext:value-type="string" table:number-columns-spanned="2" table:number-rows-spanned="1">
            <text:p>Validation messages would present:</text:p>
            <text:p>1.Title is required</text:p>
            <text:p>2.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form without professor</text:p>
          </table:table-cell>
          <table:table-cell table:style-name="ce29" office:value-type="string" calcext:value-type="string">
            <text:p>GB-CN-04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title </text:p>
            <text:p>2. Leave professor field emty</text:p>
            <text:p><text:span text:style-name="T1">3. Click Submit button</text:span></text:p>
            <text:p/>
          </table:table-cell>
          <table:covered-table-cell table:style-name="ce35"/>
          <table:table-cell table:style-name="ce29" office:value-type="string" calcext:value-type="string">
            <text:p>1. Gradebook title </text:p>
            <text:p>2.</text:p>
          </table:table-cell>
          <table:table-cell table:style-name="ce29" office:value-type="string" calcext:value-type="string" table:number-columns-spanned="2" table:number-rows-spanned="1">
            <text:p>Validation messages would present:</text:p>
            <text:p>1.The professor id field is required</text:p>
            <text:p>2.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with title with spaces</text:p>
          </table:table-cell>
          <table:table-cell table:style-name="ce29" office:value-type="string" calcext:value-type="string">
            <text:p>GB-CN-05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spaces into title field</text:p>
            <text:p>2. enter professor</text:p>
            <text:p><text:span text:style-name="T1">3. Click Submit button</text:span></text:p>
            <text:p/>
          </table:table-cell>
          <table:covered-table-cell table:style-name="ce35"/>
          <table:table-cell table:style-name="ce29" office:value-type="string" calcext:value-type="string">
            <text:p>1. title:"    "    </text:p>
            <text:p><text:span text:style-name="T1">2. professor: Danijela Conjic</text:span></text:p>
            <text:p/>
          </table:table-cell>
          <table:table-cell table:style-name="ce29" office:value-type="string" calcext:value-type="string" table:number-columns-spanned="2" table:number-rows-spanned="1">
            <text:p>Validation messages would present:</text:p>
            <text:p>1.Title is required</text:p>
            <text:p>2.Submit button would be disabled</text:p>
            <text:p/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title, 1 character</text:p>
          </table:table-cell>
          <table:table-cell table:style-name="ce29" office:value-type="string" calcext:value-type="string">
            <text:p>GB-CN-06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invalid title </text:p>
            <text:p>2. Enter professor</text:p>
            <text:p><text:span text:style-name="T1">3. Click Submit button</text:span></text:p>
          </table:table-cell>
          <table:covered-table-cell table:style-name="ce35"/>
          <table:table-cell table:style-name="ce29" office:value-type="string" calcext:value-type="string">
            <text:p>1.title: d;</text:p>
            <text:p><text:span text:style-name="T1">2. professor: Danijela Conjic</text:span></text:p>
            <text:p/>
          </table:table-cell>
          <table:table-cell table:style-name="ce29" office:value-type="string" calcext:value-type="string" table:number-columns-spanned="2" table:number-rows-spanned="1">
            <text:p>Validation messages would present:</text:p>
            <text:p>1.title should have at least 2 characters</text:p>
            <text:p>2. 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title, 256 character</text:p>
          </table:table-cell>
          <table:table-cell table:style-name="ce29" office:value-type="string" calcext:value-type="string">
            <text:p>GB-CN-07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invalid title </text:p>
            <text:p>2. Enter professor</text:p>
            <text:p><text:span text:style-name="T1">3. Click Submit button</text:span></text:p>
            <text:p/>
          </table:table-cell>
          <table:covered-table-cell table:style-name="ce35"/>
          <table:table-cell table:style-name="ce29" office:value-type="string" calcext:value-type="string">
            <text:p>title: {256 characters};</text:p>
            <text:p><text:span text:style-name="T1">2. professor: Danijela Conjic</text:span></text:p>
          </table:table-cell>
          <table:table-cell table:style-name="ce29" office:value-type="string" calcext:value-type="string" table:number-columns-spanned="2" table:number-rows-spanned="1">
            <text:p>Validation messages would present:</text:p>
            <text:p>1.maximum number of characters for title is 255</text:p>
            <text:p>2.submit button is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title, special character</text:p>
          </table:table-cell>
          <table:table-cell table:style-name="ce29" office:value-type="string" calcext:value-type="string">
            <text:p>GB-CN-08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CN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 title </text:p>
            <text:p>2. Enter professor</text:p>
            <text:p><text:span text:style-name="T1">3. Click Submit button</text:span></text:p>
          </table:table-cell>
          <table:covered-table-cell table:style-name="ce35"/>
          <table:table-cell table:style-name="ce29" office:value-type="string" calcext:value-type="string">
            <text:p>title: #$@%^&amp;;</text:p>
            <text:p><text:span text:style-name="T1">2. professor: Danijela Conjic</text:span></text:p>
          </table:table-cell>
          <table:table-cell table:style-name="ce29" office:value-type="string" calcext:value-type="string" table:number-columns-spanned="2" table:number-rows-spanned="1">
            <text:p>Message would present:</text:p>
            <text:p>1."Gradebook saved"</text:p>
            <text:p><text:span text:style-name="T2">2. User is redirected to page "My gradebook" url </text:span><text:span text:style-name="T6">/my-gradebook</text:span></text:p>
            <text:p><text:span text:style-name="T1">First gradebook presented would have:</text:span></text:p>
            <text:p><text:span text:style-name="T1">3. title:#$@%^&amp;</text:span></text:p>
            <text:p/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3" office:value-type="string" calcext:value-type="string" table:number-columns-spanned="11" table:number-rows-spanned="1">
            <text:p>My Gradebook Page</text:p>
          </table:table-cell>
          <table:covered-table-cell table:number-columns-repeated="10" table:style-name="ce30"/>
          <table:table-cell table:style-name="ce123" table:number-columns-repeated="16"/>
          <table:table-cell table:style-name="ce160"/>
          <table:table-cell table:style-name="ce161"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Navigate to My Gradebook page</text:p>
          </table:table-cell>
          <table:table-cell table:style-name="ce29" office:value-type="string" calcext:value-type="string">
            <text:p>GB-MG-01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LI-08</text:p>
            <text:p/>
            <text:p/>
            <text:p/>
          </table:table-cell>
          <table:covered-table-cell table:style-name="ce35"/>
          <table:table-cell table:style-name="ce11" office:value-type="string" calcext:value-type="string" table:number-columns-spanned="2" table:number-rows-spanned="1">
            <text:p>1. Click "My Gardebook" link</text:p>
          </table:table-cell>
          <table:covered-table-cell table:style-name="ce61"/>
          <table:table-cell table:style-name="ce11"/>
          <table:table-cell table:style-name="ce29" office:value-type="string" calcext:value-type="string" table:number-columns-spanned="2" table:number-rows-spanned="1">
            <text:p>1.User will be redirected to My  Gradebook page</text:p>
            <text:p>2.This page will contain  <text:span text:style-name="T7">my-gradebook</text:span> at the end of the base url</text:p>
            <text:p/>
          </table:table-cell>
          <table:covered-table-cell table:style-name="ce35"/>
          <table:table-cell table:style-name="ce29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My Gradebook page visibility</text:p>
          </table:table-cell>
          <table:table-cell table:style-name="ce29" office:value-type="string" calcext:value-type="string">
            <text:p>GB-MG-02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MG-01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is page should have:</text:p>
            <text:p>1. Gradebook: which should have:</text:p>
            <text:p>a) the title of the gradebook;</text:p>
            <text:p>b) name of the professor;</text:p>
            <text:p>c) students.</text:p>
            <text:p>2. Link “Add Student”</text:p>
            <text:p><text:span text:style-name="T1">3. Button “Delete Gradebook”</text:span></text:p>
            <text:p><text:span text:style-name="T1">4. Link “Edit Gradebook”</text:span></text:p>
            <text:p><text:span text:style-name="T1">5. Comment field</text:span></text:p>
            <text:p><text:span text:style-name="T1">6. Button “Submit Comment”</text:span></text:p>
            <text:p/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Navigate to link <text:s/>“Add Student” visibility</text:p>
          </table:table-cell>
          <table:table-cell table:style-name="ce29" office:value-type="string" calcext:value-type="string">
            <text:p>GB-MG-03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MG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“Add Student” lin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User will be redirected to Add Student page</text:span></text:p>
            <text:p><text:span text:style-name="T1">2.This page will contain add-student/id at the end of the base url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<text:s/>“Add Student” visibility</text:p>
          </table:table-cell>
          <table:table-cell table:style-name="ce29" office:value-type="string" calcext:value-type="string">
            <text:p>GB-MG-04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MG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“Add Student” lin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Form has:</text:span></text:p>
            <text:p><text:span text:style-name="T1">1.First Name input field</text:span></text:p>
            <text:p><text:span text:style-name="T1">2. Last Name input field</text:span></text:p>
            <text:p><text:span text:style-name="T1">3. Button “Add images”</text:span></text:p>
            <text:p><text:span text:style-name="T1">4. Button “Submit”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Navigate to link <text:s/>“Edit Gradebook” visibility</text:p>
          </table:table-cell>
          <table:table-cell table:style-name="ce29" office:value-type="string" calcext:value-type="string">
            <text:p>GB-MG-05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MG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"Edit Gradebook" lin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1.User should be redirected to Add Student page</text:p>
            <text:p><text:span text:style-name="T1">2.This page will contain single-gradebook/id/edit at the end of the base url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8" office:value-type="string" calcext:value-type="string">
            <text:p><text:s/>“Edit Gradebook” visibility</text:p>
          </table:table-cell>
          <table:table-cell table:style-name="ce32" office:value-type="string" calcext:value-type="string">
            <text:p>GB-MG-06</text:p>
          </table:table-cell>
          <table:table-cell table:style-name="ce32"/>
          <table:table-cell table:style-name="ce49" office:value-type="string" calcext:value-type="string" table:number-columns-spanned="2" table:number-rows-spanned="1">
            <text:p>GB-MG-01</text:p>
          </table:table-cell>
          <table:covered-table-cell table:style-name="ce63"/>
          <table:table-cell table:style-name="ce32" office:value-type="string" calcext:value-type="string" table:number-columns-spanned="2" table:number-rows-spanned="1">
            <text:p>1. Click "Edit Gradebook" link</text:p>
          </table:table-cell>
          <table:covered-table-cell table:style-name="ce63"/>
          <table:table-cell table:style-name="ce32"/>
          <table:table-cell table:style-name="ce32" office:value-type="string" calcext:value-type="string" table:number-columns-spanned="2" table:number-rows-spanned="1">
            <text:p>1.User should be redirected to Edit Gradebook page</text:p>
          </table:table-cell>
          <table:covered-table-cell table:style-name="ce63"/>
          <table:table-cell table:style-name="ce115" table:number-columns-spanned="2" table:number-rows-spanned="1"/>
          <table:covered-table-cell table:style-name="ce115"/>
          <table:table-cell table:style-name="ce124"/>
          <table:table-cell table:style-name="ce136" table:number-columns-spanned="2" table:number-rows-spanned="1"/>
          <table:covered-table-cell table:style-name="ce124"/>
          <table:table-cell table:style-name="ce115" table:number-columns-spanned="2" table:number-rows-spanned="1"/>
          <table:covered-table-cell table:style-name="ce124"/>
          <table:table-cell table:style-name="ce149" table:number-columns-repeated="11"/>
          <table:table-cell table:style-name="ce162"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Professors link</text:p>
          </table:table-cell>
          <table:covered-table-cell table:number-columns-repeated="10" table:style-name="ce26"/>
          <table:table-cell table:style-name="ce103" table:number-columns-repeated="16"/>
          <table:table-cell table:style-name="ce158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<text:s/>“Professors” <text:s text:c="2"/>link</text:p>
          </table:table-cell>
          <table:table-cell table:style-name="ce29" office:value-type="string" calcext:value-type="string">
            <text:p>GB-PL-01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I-08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"Professors" link</text:p>
            <text:p/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 Professors page should be open with base url /gradebooks#</text:span></text:p>
            <text:p/>
          </table:table-cell>
          <table:covered-table-cell table:style-name="ce35"/>
          <table:table-cell table:style-name="ce106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isibility</text:p>
          </table:table-cell>
          <table:table-cell table:style-name="ce33" office:value-type="string" calcext:value-type="string">
            <text:p>GB-PL-02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GB-PL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"Professors" link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User shoud to have drop-down menu, witch should be contain:</text:span></text:p>
            <text:p><text:span text:style-name="T1">1. “All Professors” link</text:span></text:p>
            <text:p><text:span text:style-name="T1">2. “Create Professor” link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/>
          <table: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Professors-All Professors link</text:p>
          </table:table-cell>
          <table:covered-table-cell table:number-columns-repeated="7" table:style-name="ce26"/>
          <table:covered-table-cell table:style-name="ce91" office:value-type="string" calcext:value-type="string">
            <text:p>1. “All Professors” link</text:p>
          </table:covered-table-cell>
          <table:covered-table-cell table:number-columns-repeated="2" table:style-name="ce26"/>
          <table:table-cell table:style-name="ce103" table:number-columns-repeated="16"/>
          <table:table-cell table:style-name="ce158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“All Professors” link </text:p>
          </table:table-cell>
          <table:table-cell table:style-name="ce29" office:value-type="string" calcext:value-type="string">
            <text:p>GB-AP-01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I-08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"Professors" link</text:p>
            <text:p>2. Select “All Professors” from the drop-down menu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1.User should be redirected to All Professors page</text:p>
            <text:p><text:span text:style-name="T1">2.This page will contain base url/all-professors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“All Professors” link visibility</text:p>
          </table:table-cell>
          <table:table-cell table:style-name="ce29" office:value-type="string" calcext:value-type="string">
            <text:p>GB-AP-02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AP-01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User should be see on the page:</text:p>
            <text:p>1. Professors filter field</text:p>
            <text:p>2. List of All Professors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Professors filter</text:p>
          </table:table-cell>
          <table:table-cell table:style-name="ce29" office:value-type="string" calcext:value-type="string">
            <text:p>GB-AP-03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AP-0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Click in the Professors filter field</text:p>
            <text:p>2. Type name of Professor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A list of desired professors should be formed, which contains:</text:p>
            <text:p>1. First name;</text:p>
            <text:p>2. Last name;</text:p>
            <text:p>3. Picture;</text:p>
            <text:p>4. Gradebook.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Professors-Create Professor</text:p>
          </table:table-cell>
          <table:covered-table-cell table:number-columns-repeated="7" table:style-name="ce26"/>
          <table:covered-table-cell table:style-name="ce91" office:value-type="string" calcext:value-type="string">
            <text:p>1. “All Professors” link</text:p>
          </table:covered-table-cell>
          <table:covered-table-cell table:number-columns-repeated="2" table:style-name="ce26"/>
          <table:table-cell table:style-name="ce103" table:number-columns-repeated="16"/>
          <table:table-cell table:style-name="ce158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“Create Professor” link</text:p>
          </table:table-cell>
          <table:table-cell table:style-name="ce29" office:value-type="string" calcext:value-type="string">
            <text:p>GB-CP-01</text:p>
          </table:table-cell>
          <table:table-cell table:style-name="ce29"/>
          <table:table-cell table:style-name="ce88" office:value-type="string" calcext:value-type="string" table:number-columns-spanned="2" table:number-rows-spanned="1">
            <text:p>GB-LI-08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Click "Professors" link</text:span></text:p>
            <text:p><text:span text:style-name="T1">2. Select “Create Professor” from the drop-down menu</text:span>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1.User should be redirected to Create Professor page</text:span></text:p>
            <text:p><text:span text:style-name="T1">2.This page will contain base url/create-professor</text:span></text:p>
          </table:table-cell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“Create Professor” link visibility</text:p>
          </table:table-cell>
          <table:table-cell table:style-name="ce29" office:value-type="string" calcext:value-type="string">
            <text:p>GB-CP-02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User should be see on the page:</text:span></text:p>
            <text:p><text:span text:style-name="T1">1. First Name field</text:span></text:p>
            <text:p><text:span text:style-name="T1">2. Last Name field</text:span></text:p>
            <text:p><text:span text:style-name="T1">3. “Add Images” button</text:span></text:p>
            <text:p><text:span text:style-name="T1">4. “Submit” button</text:span></text:p>
          </table:table-cell>
          <table:covered-table-cell table:style-name="ce35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form without any data</text:p>
          </table:table-cell>
          <table:table-cell table:style-name="ce29" office:value-type="string" calcext:value-type="string">
            <text:p>GB-CP-03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Leave Last name empty</text:p>
            <text:p>3. Leave image url empty</text:p>
            <text:p>4. Click Submit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These massages should appear:</text:span></text:p>
            <text:p><text:span text:style-name="T1">1.First name: Please fill out this field</text:span></text:p>
            <text:p><text:span text:style-name="T1">2.Last name is required</text:span></text:p>
            <text:p><text:span text:style-name="T1">3.The image url field is required</text:span></text:p>
            <text:p>Preferably:</text:p>
            <text:p>4. Submit button should be disabled</text:p>
            <text:p>5.User should stay on the same page </text:p>
            <text:p/>
          </table:table-cell>
          <table:covered-table-cell table:style-name="ce35"/>
          <table:table-cell table:style-name="ce111" table:number-columns-spanned="2" table:number-rows-spanned="1"/>
          <table:covered-table-cell table:style-name="ce111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<text:span text:style-name="T1">Submit form </text:span> with spaces in all fields</text:p>
          </table:table-cell>
          <table:table-cell table:style-name="ce29" office:value-type="string" calcext:value-type="string">
            <text:p>GB-CP-04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Leave Last name empty</text:p>
            <text:p>3. Leave image url empty</text:p>
            <text:p>4. Click Submit button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These massages should appear:</text:p>
            <text:p>1.First name is required</text:p>
            <text:p>2.Last name is required</text:p>
            <text:p>3.The image url is required </text:p>
            <text:p>Preferably:</text:p>
            <text:p>4. Signin button will be disabled</text:p>
            <text:p>5. User will stay on the same page </text:p>
            <text:p/>
          </table:table-cell>
          <table:covered-table-cell table:style-name="ce35"/>
          <table:table-cell table:style-name="ce113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<text:span text:style-name="T1">Submit form </text:span> without first name</text:p>
          </table:table-cell>
          <table:table-cell table:style-name="ce29" office:value-type="string" calcext:value-type="string">
            <text:p>GB-CP-05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GB-CP-01 <text:s text:c="22"/>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Leave First name empty</text:p>
            <text:p>2. Enter valid Last name</text:p>
            <text:p>3. Enter valid url</text:p>
            <text:p>4. Click Register button</text:p>
          </table:table-cell>
          <table:covered-table-cell table:style-name="ce35"/>
          <table:table-cell table:style-name="ce29" office:value-type="string" calcext:value-type="string">
            <text:p>1.</text:p>
            <text:p>2.Last name: Conjic</text:p>
            <text:p>3. url: ..csp2468961.jpg</text:p>
            <text:p/>
            <text:p/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<text:span text:style-name="T1">1.First name: Please fill out this field</text:span></text:p>
            <text:p>Preferably:</text:p>
            <text:p>2 Signin button will be disabled</text:p>
            <text:p>3.User should stay on the same page </text:p>
            <text:p/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<text:span text:style-name="T1">Submit form </text:span> without last name</text:p>
          </table:table-cell>
          <table:table-cell table:style-name="ce29" office:value-type="string" calcext:value-type="string">
            <text:p>GB-CP-06</text:p>
          </table:table-cell>
          <table:table-cell table:style-name="ce11"/>
          <table:table-cell table:style-name="ce29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 Enter valid First name </text:p>
            <text:p>2. Leave Last name empty</text:p>
            <text:p>3. Enter valid url</text:p>
            <text:p>4. Click Submit button</text:p>
          </table:table-cell>
          <table:covered-table-cell table:style-name="ce35"/>
          <table:table-cell table:style-name="ce29" office:value-type="string" calcext:value-type="string">
            <text:p>1.First name: Danijela</text:p>
            <text:p><text:span text:style-name="T1">2.Last name: </text:span></text:p>
            <text:p><text:span text:style-name="T1">3.url:..csp2468961.jpg</text:span></text:p>
            <text:p/>
          </table:table-cell>
          <table:table-cell table:style-name="ce29" office:value-type="string" calcext:value-type="string" table:number-columns-spanned="2" table:number-rows-spanned="1">
            <text:p>These massages should appear:</text:p>
            <text:p>1.Last name: Please fil out this field</text:p>
            <text:p>Preferably:</text:p>
            <text:p>2 Signin button should be disabled</text:p>
            <text:p>3.User should stay on the same page </text:p>
          </table:table-cell>
          <table:covered-table-cell table:style-name="ce35"/>
          <table:table-cell table:style-name="ce11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form without URL</text:p>
          </table:table-cell>
          <table:table-cell table:style-name="ce29" office:value-type="string" calcext:value-type="string">
            <text:p>GB-CP-07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Leave url empty</text:span></text:p>
            <text:p><text:span text:style-name="T1">4. Click Submit button</text:span>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url:</text:span></text:p>
            <text:p/>
          </table:table-cell>
          <table:table-cell table:style-name="ce29" office:value-type="string" calcext:value-type="string" table:number-columns-spanned="2" table:number-rows-spanned="1">
            <text:p>Validation messages should present:</text:p>
            <text:p>1.At least one URL is required</text:p>
            <text:p>2.Submit button would be disabled</text:p>
          </table:table-cell>
          <table:covered-table-cell table:style-name="ce35"/>
          <table:table-cell table:style-name="ce113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Submit with spaces as url</text:p>
          </table:table-cell>
          <table:table-cell table:style-name="ce29" office:value-type="string" calcext:value-type="string">
            <text:p>GB-CP-08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 Enter spaces into url field</text:span></text:p>
            <text:p><text:span text:style-name="T1">4. Click Submit button</text:span></text:p>
            <text:p/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url: with spaces</text:span></text:p>
            <text:p>       </text:p>
          </table:table-cell>
          <table:table-cell table:style-name="ce29" office:value-type="string" calcext:value-type="string" table:number-columns-spanned="2" table:number-rows-spanned="1">
            <text:p>Validation messages should present:</text:p>
            <text:p>1.At least one URL is required</text:p>
            <text:p>2.Submit button would be disabled</text:p>
          </table:table-cell>
          <table:covered-table-cell table:style-name="ce35"/>
          <table:table-cell table:style-name="ce113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url, without extension for pictures</text:p>
          </table:table-cell>
          <table:table-cell table:style-name="ce29" office:value-type="string" calcext:value-type="string">
            <text:p>GB-CP-09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 Enter  url</text:span></text:p>
            <text:p><text:span text:style-name="T1">4. Click Submit button</text:span>       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5">3.url:</text:span><text:span text:style-name="T5"><text:a xlink:href="http://cu.com/csp2468961" xlink:type="simple">http://cu.com/csp2468961</text:a></text:span></text:p>
          </table:table-cell>
          <table:table-cell table:style-name="ce29" office:value-type="string" calcext:value-type="string" table:number-columns-spanned="2" table:number-rows-spanned="1">
            <text:p>Validation messages should present:</text:p>
            <text:p>1. "Invalid url"</text:p>
            <text:p>2.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url, without domain</text:p>
          </table:table-cell>
          <table:table-cell table:style-name="ce29" office:value-type="string" calcext:value-type="string">
            <text:p>GB-CP-10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 Enter url</text:span></text:p>
            <text:p><text:span text:style-name="T1">4. Click Submit button</text:span>      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url:http://.jpg</text:p>
          </table:table-cell>
          <table:table-cell table:style-name="ce29" office:value-type="string" calcext:value-type="string" table:number-columns-spanned="2" table:number-rows-spanned="1">
            <text:p>Validation messages should present:</text:p>
            <text:p>1. "Invalid url"</text:p>
            <text:p>2.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url, with non-existent url</text:p>
          </table:table-cell>
          <table:table-cell table:style-name="ce29" office:value-type="string" calcext:value-type="string">
            <text:p>GB-CP-11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 Enter  url</text:span></text:p>
            <text:p><text:span text:style-name="T1">4. Click Submit button   </text:span>     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url:<text:a xlink:href="https://www.dama.com/windcard" xlink:type="simple">https://www.dama.com/windcard</text:a>.jpg</text:p>
          </table:table-cell>
          <table:table-cell table:style-name="ce29" office:value-type="string" calcext:value-type="string" table:number-columns-spanned="2" table:number-rows-spanned="1">
            <text:p>Validation messages should present:</text:p>
            <text:p>1. "Invalid url"</text:p>
            <text:p>2.Submit button would be disabl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Validation url, with jpg extension</text:p>
          </table:table-cell>
          <table:table-cell table:style-name="ce29" office:value-type="string" calcext:value-type="string">
            <text:p>GB-CP-12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</text:span></text:p>
            <text:p><text:span text:style-name="T1">3. Enter  url</text:span></text:p>
            <text:p><text:span text:style-name="T1">4. Click Submit button </text:span>      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url:<text:a xlink:href="https://www.careerindia.com/img/2015/03/19-1426762679-exams.jpg" xlink:type="simple">https://www.careerindia.com/img/2015/03/19-1426762679-exams.jpg</text:a></text:p>
          </table:table-cell>
          <table:table-cell table:style-name="ce29" office:value-type="string" calcext:value-type="string" table:number-columns-spanned="2" table:number-rows-spanned="1">
            <text:p>Professor should be saved</text:p>
            <text:p>User is redirected to page "ALL Professors” page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Add second url</text:p>
          </table:table-cell>
          <table:table-cell table:style-name="ce29" office:value-type="string" calcext:value-type="string">
            <text:p>GB-CP-13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1.Click on "add image" </text:p>
          </table:table-cell>
          <table:covered-table-cell table:style-name="ce35"/>
          <table:table-cell table:style-name="ce29"/>
          <table:table-cell table:style-name="ce29" office:value-type="string" calcext:value-type="string" table:number-columns-spanned="2" table:number-rows-spanned="1">
            <text:p><text:span text:style-name="T1">New url input field should appear. This  should </text:span> be visible:</text:p>
            <text:p>1. First name field;</text:p>
            <text:p>2. Last name field;</text:p>
            <text:p>3. URL field;</text:p>
            <text:p>4. Another URL field</text:p>
            <text:p>5. "Add image" button, under URL field</text:p>
            <text:p>6. Move up button next to each url field</text:p>
            <text:p>7. Move down button next to each input field</text:p>
            <text:p>8. Remove url button</text:p>
            <text:p>9. Submit button</text:p>
            <text:p>10. Cancel button</text:p>
            <text:p/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Move up button</text:p>
          </table:table-cell>
          <table:table-cell table:style-name="ce29" office:value-type="string" calcext:value-type="string">
            <text:p>GB-CP-14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  </text:span></text:p>
            <text:p>3. Enter URL</text:p>
            <text:p>4. Click add another URL</text:p>
            <text:p>5. Enter URL</text:p>
            <text:p>6.Click add another URL</text:p>
            <text:p>7. Enter URL</text:p>
            <text:p>8. Move the third url to the first place</text:p>
            <text:p> by clicking up button 2 times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 https://www.careerindia.com/img/2015/03/19-1426762679-exams.jpg</text:p>
            <text:p>4. <text:a xlink:href="https://cdn.xl.thumbs.canstockphoto.com/exam-written-on-a-chalkboard-books-pencils-and-an-apple-on-foreground-picture_csp2468961.jpg" xlink:type="simple">https://cdn.xl.thumbs.canstockphoto.com/exam-written-on-a-chalkboard-books-pencils-and-an-apple-on-foreground-picture_csp2468961.jpg</text:a></text:p>
            <text:p>5. <text:a xlink:href="https://www.careerindia.com/img/2015/03/19-1426762679-exams.jpg" xlink:type="simple">https://www.careerindia.com/img/2015/03/19-1426762679-exams.jpg</text:a></text:p>
          </table:table-cell>
          <table:table-cell table:style-name="ce29" office:value-type="string" calcext:value-type="string" table:number-columns-spanned="2" table:number-rows-spanned="1">
            <text:p><text:span text:style-name="T1">This  should </text:span> be a new order of url's:</text:p>
            <text:p><text:span text:style-name="T1">1.First ur  should </text:span> become second</text:p>
            <text:p><text:span text:style-name="T1">2. Second url  should </text:span> become third</text:p>
            <text:p><text:span text:style-name="T1">3. Third url should </text:span> become first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Move down button</text:p>
          </table:table-cell>
          <table:table-cell table:style-name="ce29" office:value-type="string" calcext:value-type="string">
            <text:p>GB-CP-15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  </text:span></text:p>
            <text:p>3. Enter URL</text:p>
            <text:p>4. Click add another URL</text:p>
            <text:p>5. Enter URL</text:p>
            <text:p>6.Click add another URL</text:p>
            <text:p>7. Enter URL</text:p>
            <text:p>8. Move the first url to the third place</text:p>
            <text:p> by clicking up down 2 times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url:https://i.pinimg.com/originals/69/ec/1c/69ec1c0abc2cdccaec94528e61aa28c1.jpg</text:p>
            <text:p>4.url:http://2.bp.blogspot.com/_jtSRNLN2Vms/TBASjrBFUoI/AAAAAAAAAPY/bAM9FgKJn5E/s1600/Dixit-card-b.jpg</text:p>
            <text:p>5. http://cdn.shopify.com/s/files/1/0405/0381/products/924_54d9fae5875144.18265283_Dixit_20Odyssey_20board_20game_large_c485d25f-f68f-4c1c-9f4e-7b935033c8ae_grande.jpg</text:p>
          </table:table-cell>
          <table:table-cell table:style-name="ce29" office:value-type="string" calcext:value-type="string" table:number-columns-spanned="2" table:number-rows-spanned="1">
            <text:p><text:span text:style-name="T1">This  should </text:span> be a new order of url's:</text:p>
            <text:p><text:span text:style-name="T1">1.First ur  should </text:span> become third</text:p>
            <text:p><text:span text:style-name="T1">2. Second url  should </text:span> become first</text:p>
            <text:p><text:span text:style-name="T1">3. Third url  should </text:span> become secon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Create new professor with 3 url's</text:p>
          </table:table-cell>
          <table:table-cell table:style-name="ce29" office:value-type="string" calcext:value-type="string">
            <text:p>GB-CP-16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  </text:span></text:p>
            <text:p>3. Enter URL</text:p>
            <text:p>4. Click add another URL</text:p>
            <text:p>5. Enter URL</text:p>
            <text:p>6.Click add another URL</text:p>
            <text:p>7. Enter URL</text:p>
            <text:p>8. Click Submit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<text:span text:style-name="T1">3.url:https://i.pinimg.com/originals/69/ec/1c/69ec1c0abc2cdccaec94528e61aa28c1.jpg</text:span></text:p>
            <text:p><text:span text:style-name="T1">4.url:http://2.bp.blogspot.com/_jtSRNLN2Vms/TBASjrBFUoI/AAAAAAAAAPY/bAM9FgKJn5E/s1600/Dixit-card-b.jpg</text:span></text:p>
            <text:p><text:span text:style-name="T5">5. </text:span><text:span text:style-name="T5"><text:a xlink:href="http://cdn.shopify.com/s/files/1/0405/0381/products/924_54d9fae5875144.18265283_Dixit_20Odyssey_20board_20game_large_c485d25f-f68f-4c1c-9f4e-7b935033c8ae_grande.jpg" xlink:type="simple">http://cdn.shopify.com/s/files/1/0405/0381/products/924_54d9fae5875144.18265283_Dixit_20Odyssey_20board_20game_large_c485d25f-f68f-4c1c-9f4e-7b935033c8ae_grande.jpg</text:a></text:span></text:p>
          </table:table-cell>
          <table:table-cell table:style-name="ce29" office:value-type="string" calcext:value-type="string" table:number-columns-spanned="2" table:number-rows-spanned="1">
            <text:p>Message should present:</text:p>
            <text:p>1."Professor saved"</text:p>
            <text:p>2. User is redirected to page "All professors"  url /all-professors</text:p>
            <text:p>3. New professor should be on the last place of the list</text:p>
          </table:table-cell>
          <table:covered-table-cell table:style-name="ce35"/>
          <table:table-cell table:style-name="ce29" office:value-type="string" calcext:value-type="string">
            <text:p>what is present</text:p>
          </table:table-cell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move all but one url</text:p>
          </table:table-cell>
          <table:table-cell table:style-name="ce29" office:value-type="string" calcext:value-type="string">
            <text:p>GB-CP-17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  </text:span></text:p>
            <text:p><text:span text:style-name="T1">3. Enter URL</text:span></text:p>
            <text:p><text:span text:style-name="T1">4. Click add another URL</text:span></text:p>
            <text:p><text:span text:style-name="T1">5. Enter URL</text:span></text:p>
            <text:p><text:span text:style-name="T1">6.Click add another URL</text:span></text:p>
            <text:p><text:span text:style-name="T1">7. Enter URL</text:span></text:p>
            <text:p><text:span text:style-name="T1">8. Click Submit button</text:span>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url:https://i.pinimg.com/originals/69/ec/1c/69ec1c0abc2cdccaec94528e61aa28c1.jpg</text:p>
          </table:table-cell>
          <table:table-cell table:style-name="ce29" office:value-type="string" calcext:value-type="string" table:number-columns-spanned="2" table:number-rows-spanned="1">
            <text:p>Message should present:</text:p>
            <text:p>1."Professor saved"</text:p>
            <text:p><text:span text:style-name="T1">2. User is redirected to page "All professors"  url /all-professors</text:span></text:p>
            <text:p>The latest professor in the list presented should have:</text:p>
            <text:p><text:span text:style-name="T1">3. First name: Danijela</text:span></text:p>
            <text:p>4.url:https://i.pinimg.com/736x/a9/4a/43/a94a4359cbf1808f5cd0df9353501022--game-party-xavier.jpg</text:p>
          </table:table-cell>
          <table:covered-table-cell table:style-name="ce35"/>
          <table:table-cell table:style-name="ce29" office:value-type="string" calcext:value-type="string">
            <text:p>???????????????</text:p>
          </table:table-cell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office:value-type="string" calcext:value-type="string">
            <text:p>Remove all URLs</text:p>
          </table:table-cell>
          <table:table-cell table:style-name="ce29" office:value-type="string" calcext:value-type="string">
            <text:p>GB-CP-18</text:p>
          </table:table-cell>
          <table:table-cell table:style-name="ce29"/>
          <table:table-cell table:style-name="ce50" office:value-type="string" calcext:value-type="string" table:number-columns-spanned="2" table:number-rows-spanned="1">
            <text:p>GB-CP-01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<text:span text:style-name="T1">1. Enter valid First name </text:span></text:p>
            <text:p><text:span text:style-name="T1">2. Enter valid Last name </text:span></text:p>
            <text:p>3. Enter URL</text:p>
            <text:p>4. Click add another URL</text:p>
            <text:p>5. Enter URL</text:p>
            <text:p>6.Click add another URL</text:p>
            <text:p>7. Enter URL</text:p>
            <text:p>8. Click "Remove url" button</text:p>
            <text:p>9.Click "Remove url" button</text:p>
            <text:p>10.Click "Remove url" button</text:p>
          </table:table-cell>
          <table:covered-table-cell table:style-name="ce35"/>
          <table:table-cell table:style-name="ce29" office:value-type="string" calcext:value-type="string">
            <text:p><text:span text:style-name="T1">1.First name: Danijela</text:span></text:p>
            <text:p><text:span text:style-name="T1">2.Last name: Conjic</text:span></text:p>
            <text:p>3.url:https://i.pinimg.com/originals/69/ec/1c/69ec1c0abc2cdccaec94528e61aa28c1.jpg</text:p>
            <text:p>4.url:http://2.bp.blogspot.com/_jtSRNLN2Vms/TBASjrBFUoI/AAAAAAAAAPY/bAM9FgKJn5E/s1600/Dixit-card-b.jpg</text:p>
            <text:p>5. http://cdn.shopify.com/s/files/1/0405/0381/products/924_54d9fae5875144.18265283_Dixit_20Odyssey_20board_20game_large_c485d25f-f68f-4c1c-9f4e-7b935033c8ae_grande.jpg</text:p>
          </table:table-cell>
          <table:table-cell table:style-name="ce29" office:value-type="string" calcext:value-type="string" table:number-columns-spanned="2" table:number-rows-spanned="1">
            <text:p>1.Third url input field should be deleted</text:p>
            <text:p><text:span text:style-name="T1">2. Second url field should</text:span> be deleted</text:p>
            <text:p><text:span text:style-name="T1">3. Remove button should</text:span> dissapear</text:p>
            <text:p>4. First url would not be deleted</text:p>
          </table:table-cell>
          <table:covered-table-cell table:style-name="ce35"/>
          <table:table-cell table:style-name="ce29"/>
          <table:table-cell table:style-name="ce108" table:number-columns-spanned="2" table:number-rows-spanned="1"/>
          <table:covered-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Edit- Gradebook</text:p>
          </table:table-cell>
          <table:covered-table-cell table:number-columns-repeated="7" table:style-name="ce26"/>
          <table:covered-table-cell table:style-name="ce91" office:value-type="string" calcext:value-type="string">
            <text:p>1. “All Professors” link</text:p>
          </table:covered-table-cell>
          <table:covered-table-cell table:number-columns-repeated="2" table:style-name="ce26"/>
          <table:table-cell table:style-name="ce116" table:number-columns-repeated="16"/>
          <table:table-cell table:style-name="ce137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Edit someone's gradebook as signed user</text:p>
          </table:table-cell>
          <table:table-cell table:style-name="ce34" office:value-type="string" calcext:value-type="string">
            <text:p>GB-EG-01</text:p>
          </table:table-cell>
          <table:table-cell table:style-name="ce34"/>
          <table:table-cell table:style-name="ce55" office:value-type="string" calcext:value-type="string" table:number-columns-spanned="2" table:number-rows-spanned="1">
            <text:p>1. Sign in</text:p>
            <text:p>2. Click All Gradebooks</text:p>
          </table:table-cell>
          <table:covered-table-cell table:style-name="ce61"/>
          <table:table-cell table:style-name="ce11" office:value-type="string" calcext:value-type="string" table:number-columns-spanned="2" table:number-rows-spanned="1">
            <text:p>1. Click on someones Gallery title</text:p>
          </table:table-cell>
          <table:covered-table-cell table:style-name="ce61"/>
          <table:table-cell table:style-name="ce11"/>
          <table:table-cell table:style-name="ce11" office:value-type="string" calcext:value-type="string" table:number-columns-spanned="2" table:number-rows-spanned="1">
            <text:p>1. No edit button avaliable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Edit my gradebook as signed user</text:p>
          </table:table-cell>
          <table:table-cell table:style-name="ce34" office:value-type="string" calcext:value-type="string">
            <text:p>GB-EG-02</text:p>
          </table:table-cell>
          <table:table-cell table:style-name="ce34"/>
          <table:table-cell table:style-name="ce55" office:value-type="string" calcext:value-type="string" table:number-columns-spanned="2" table:number-rows-spanned="1">
            <text:p>1. Sign in</text:p>
            <text:p>2. Create Gradebook X:</text:p>
            <text:p>   a) title: X</text:p>
            <text:p>   b) professor:</text:p>
            <text:p>  </text:p>
          </table:table-cell>
          <table:covered-table-cell table:style-name="ce65"/>
          <table:table-cell table:style-name="ce11" office:value-type="string" calcext:value-type="string" table:number-columns-spanned="2" table:number-rows-spanned="1">
            <text:p>1. Click on Gradebook "X" title</text:p>
            <text:p><text:span text:style-name="T1">2. Click edit button</text:span></text:p>
          </table:table-cell>
          <table:covered-table-cell table:style-name="ce61"/>
          <table:table-cell table:style-name="ce11"/>
          <table:table-cell table:style-name="ce11" office:value-type="string" calcext:value-type="string" table:number-columns-spanned="2" table:number-rows-spanned="1">
            <text:p><text:span text:style-name="T1">1. Edit button is visible                       2. Filled in form is visible</text:span></text:p>
            <text:p><text:span text:style-name="T1">    a) title: X</text:span></text:p>
            <text:p><text:span text:style-name="T1">    b) professor:</text:span></text:p>
            <text:p><text:span text:style-name="T8">3. Submit button</text:span></text:p>
            <text:p><text:span text:style-name="T8">4. Cancel button</text:span>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Change data, cancel</text:p>
          </table:table-cell>
          <table:table-cell table:style-name="ce34" office:value-type="string" calcext:value-type="string">
            <text:p>GB-EG-03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EG-01</text:p>
          </table:table-cell>
          <table:covered-table-cell table:style-name="ce61"/>
          <table:table-cell table:style-name="ce29" office:value-type="string" calcext:value-type="string" table:number-columns-spanned="2" table:number-rows-spanned="1">
            <text:p>1. Enter  new title </text:p>
            <text:p>2. Enter new professor</text:p>
            <text:p>3. Click Cancel button        </text:p>
          </table:table-cell>
          <table:covered-table-cell table:style-name="ce35"/>
          <table:table-cell table:style-name="ce11" office:value-type="string" calcext:value-type="string">
            <text:p>1.modern art</text:p>
            <text:p><text:span text:style-name="T1">2.new professor</text:span></text:p>
            <text:p/>
            <text:p/>
          </table:table-cell>
          <table:table-cell table:style-name="ce11" office:value-type="string" calcext:value-type="string" table:number-columns-spanned="2" table:number-rows-spanned="1">
            <text:p>1. User is back to All Galleries</text:p>
            <text:p>2. Gallery X is present, unchanged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Change data, submit</text:p>
          </table:table-cell>
          <table:table-cell table:style-name="ce34" office:value-type="string" calcext:value-type="string">
            <text:p>GB-EG-04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EG-01</text:p>
          </table:table-cell>
          <table:covered-table-cell table:style-name="ce61"/>
          <table:table-cell table:style-name="ce29" office:value-type="string" calcext:value-type="string" table:number-columns-spanned="2" table:number-rows-spanned="1">
            <text:p>1. Enter  new title </text:p>
            <text:p>2. Enter new professor</text:p>
            <text:p>3. Click Submit button        </text:p>
          </table:table-cell>
          <table:covered-table-cell table:style-name="ce35"/>
          <table:table-cell table:style-name="ce11" office:value-type="string" calcext:value-type="string">
            <text:p>1.modern art</text:p>
            <text:p>2.new professor</text:p>
            <text:p/>
          </table:table-cell>
          <table:table-cell table:style-name="ce11" office:value-type="string" calcext:value-type="string" table:number-columns-spanned="2" table:number-rows-spanned="1">
            <text:p>1. User is back to All Gradebooks</text:p>
            <text:p>2. Gradebook X is present, changed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1" table:number-rows-spanned="1">
            <text:p>Delete Gradebook</text:p>
          </table:table-cell>
          <table:covered-table-cell table:number-columns-repeated="10" table:style-name="ce26"/>
          <table:table-cell table:style-name="ce116" table:number-columns-repeated="16"/>
          <table:table-cell table:style-name="ce137"/>
          <table:table-cell table:number-columns-repeated="996"/>
        </table:table-row>
        <table:table-row table:style-name="ro1">
          <table:table-cell table:style-name="ce2" office:value-type="string" calcext:value-type="string">
            <text:p>Test title:</text:p>
          </table:table-cell>
          <table:table-cell table:style-name="ce27" office:value-type="string" calcext:value-type="string">
            <text:p>Test case ID:</text:p>
          </table:table-cell>
          <table:table-cell table:style-name="ce27" office:value-type="string" calcext:value-type="string">
            <text:p>Test priority:</text:p>
          </table:table-cell>
          <table:table-cell table:style-name="ce27" office:value-type="string" calcext:value-type="string" table:number-columns-spanned="2" table:number-rows-spanned="1">
            <text:p>Precondition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Test steps:</text:p>
          </table:table-cell>
          <table:covered-table-cell table:style-name="ce35"/>
          <table:table-cell table:style-name="ce27" office:value-type="string" calcext:value-type="string">
            <text:p>Test data:</text:p>
          </table:table-cell>
          <table:table-cell table:style-name="ce27" office:value-type="string" calcext:value-type="string" table:number-columns-spanned="2" table:number-rows-spanned="1">
            <text:p>Expected results: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ctual results:</text:p>
          </table:table-cell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Delete someones gradebook as signed user</text:p>
          </table:table-cell>
          <table:table-cell table:style-name="ce34" office:value-type="string" calcext:value-type="string">
            <text:p>GB-DG-01</text:p>
          </table:table-cell>
          <table:table-cell table:style-name="ce34"/>
          <table:table-cell table:style-name="ce55" office:value-type="string" calcext:value-type="string" table:number-columns-spanned="2" table:number-rows-spanned="1">
            <text:p>1. Make sure you have at least one gradebook not created by you</text:p>
            <text:p>2. Sign in</text:p>
            <text:p>3.Click All Gradebooks</text:p>
          </table:table-cell>
          <table:covered-table-cell table:style-name="ce61"/>
          <table:table-cell table:style-name="ce11" office:value-type="string" calcext:value-type="string" table:number-columns-spanned="2" table:number-rows-spanned="1">
            <text:p>1. Click Gradebook title of a gradebook not created by you</text:p>
          </table:table-cell>
          <table:covered-table-cell table:style-name="ce61"/>
          <table:table-cell table:style-name="ce36"/>
          <table:table-cell table:style-name="ce34" office:value-type="string" calcext:value-type="string" table:number-columns-spanned="2" table:number-rows-spanned="1">
            <text:p>1.Not possible to see delete button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Delete visibility</text:p>
          </table:table-cell>
          <table:table-cell table:style-name="ce34" office:value-type="string" calcext:value-type="string">
            <text:p>GB-DG-02</text:p>
          </table:table-cell>
          <table:table-cell table:style-name="ce34"/>
          <table:table-cell table:style-name="ce55" office:value-type="string" calcext:value-type="string" table:number-columns-spanned="2" table:number-rows-spanned="1">
            <text:p>1. Make sure you have at least one gradebook  created by you</text:p>
            <text:p>2. Sign in</text:p>
            <text:p>3.Click My Gradebook</text:p>
          </table:table-cell>
          <table:covered-table-cell table:style-name="ce61"/>
          <table:table-cell table:style-name="ce11" office:value-type="string" calcext:value-type="string" table:number-columns-spanned="2" table:number-rows-spanned="1">
            <text:p>1. Click on my Gradebook title</text:p>
            <text:p/>
          </table:table-cell>
          <table:covered-table-cell table:style-name="ce61"/>
          <table:table-cell table:style-name="ce11"/>
          <table:table-cell table:style-name="ce11" office:value-type="string" calcext:value-type="string" table:number-columns-spanned="2" table:number-rows-spanned="1">
            <text:p>1. Delete button is presented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Delete confirmation</text:p>
          </table:table-cell>
          <table:table-cell table:style-name="ce34" office:value-type="string" calcext:value-type="string">
            <text:p>GB-DG-03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DG-02</text:p>
          </table:table-cell>
          <table:covered-table-cell table:style-name="ce61"/>
          <table:table-cell table:style-name="ce11" office:value-type="string" calcext:value-type="string" table:number-columns-spanned="2" table:number-rows-spanned="1">
            <text:p>1. Click on my Gradebook title</text:p>
            <text:p>2. Click on Delete button</text:p>
            <text:p/>
          </table:table-cell>
          <table:covered-table-cell table:style-name="ce61"/>
          <table:table-cell table:style-name="ce11"/>
          <table:table-cell table:style-name="ce11" office:value-type="string" calcext:value-type="string" table:number-columns-spanned="2" table:number-rows-spanned="1">
            <text:p>Dialogue is open with 2 options to a questions "Are you sure you want to delete this gradebook":</text:p>
            <text:p>1.Yes button</text:p>
            <text:p>2.No button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Delete, cancel</text:p>
          </table:table-cell>
          <table:table-cell table:style-name="ce34" office:value-type="string" calcext:value-type="string">
            <text:p>GB-DG-04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DG-0</text:p>
          </table:table-cell>
          <table:covered-table-cell table:style-name="ce61"/>
          <table:table-cell table:style-name="ce29" office:value-type="string" calcext:value-type="string" table:number-columns-spanned="2" table:number-rows-spanned="1">
            <text:p>1. Enter  new title </text:p>
            <text:p>2. Enter new                                           </text:p>
            <text:p>3. Click No button        </text:p>
          </table:table-cell>
          <table:covered-table-cell table:style-name="ce35"/>
          <table:table-cell table:style-name="ce11"/>
          <table:table-cell table:style-name="ce11" office:value-type="string" calcext:value-type="string" table:number-columns-spanned="2" table:number-rows-spanned="1">
            <text:p>1. User is redirected to My Gradebook page</text:p>
            <text:p>2. Number of gradebooks hasn't changed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office:value-type="string" calcext:value-type="string">
            <text:p>Delete, confirm</text:p>
          </table:table-cell>
          <table:table-cell table:style-name="ce34" office:value-type="string" calcext:value-type="string">
            <text:p>GB-DG-05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GB-DG-05</text:p>
          </table:table-cell>
          <table:covered-table-cell table:style-name="ce61"/>
          <table:table-cell table:style-name="ce29" office:value-type="string" calcext:value-type="string" table:number-columns-spanned="2" table:number-rows-spanned="1">
            <text:p>1. Enter  new title </text:p>
            <text:p>2. Enter new professor</text:p>
            <text:p>3. Click Yes button        </text:p>
          </table:table-cell>
          <table:covered-table-cell table:style-name="ce35"/>
          <table:table-cell table:style-name="ce11"/>
          <table:table-cell table:style-name="ce11" office:value-type="string" calcext:value-type="string" table:number-columns-spanned="2" table:number-rows-spanned="1">
            <text:p>1. User is redirected to My Gradebooks page</text:p>
            <text:p>2. Deleted gradebook is deleted</text:p>
            <text:p>3. Number of gradebook has decresed by one</text:p>
          </table:table-cell>
          <table:covered-table-cell table:style-name="ce61"/>
          <table:table-cell table:style-name="ce11"/>
          <table:table-cell table:style-name="ce117" table:number-columns-spanned="2" table:number-rows-spanned="1"/>
          <table:covered-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29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61"/>
          <table:table-cell table:style-name="ce95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29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61"/>
          <table:table-cell table:style-name="ce95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56" table:number-columns-spanned="2" table:number-rows-spanned="2"/>
          <table:covered-table-cell table:style-name="ce67"/>
          <table:table-cell table:style-name="ce75" table:number-columns-spanned="2" table:number-rows-spanned="1"/>
          <table:covered-table-cell table:style-name="ce46"/>
          <table:table-cell table:style-name="ce95" table:number-columns-spanned="1" table:number-rows-spanned="2"/>
          <table:table-cell table:style-name="ce75" table:number-columns-spanned="2" table:number-rows-spanned="1"/>
          <table:covered-table-cell table:style-name="ce46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covered-table-cell table:style-name="ce8"/>
          <table:covered-table-cell table:number-columns-repeated="2" table:style-name="ce35"/>
          <table:covered-table-cell table:style-name="ce57"/>
          <table:covered-table-cell table:style-name="ce35"/>
          <table:table-cell table:style-name="ce77" table:number-columns-spanned="2" table:number-rows-spanned="1"/>
          <table:covered-table-cell table:style-name="ce47"/>
          <table:covered-table-cell table:style-name="ce8"/>
          <table:table-cell table:style-name="ce101" table:number-columns-spanned="2" table:number-rows-spanned="1"/>
          <table:covered-table-cell table:style-name="ce47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29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34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29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61"/>
          <table:table-cell table:style-name="ce34"/>
          <table:table-cell table:style-name="ce34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29"/>
          <table:table-cell table:style-name="ce37"/>
          <table:table-cell table:style-name="ce34" table:number-columns-spanned="2" table:number-rows-spanned="1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96"/>
          <table:table-cell table:style-name="ce34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/>
          <table:table-cell table:style-name="ce38"/>
          <table:table-cell table:style-name="ce29" table:number-columns-spanned="2" table:number-rows-spanned="1"/>
          <table:covered-table-cell table:style-name="ce35"/>
          <table:table-cell table:style-name="ce62" table:number-columns-spanned="2" table:number-rows-spanned="1"/>
          <table:covered-table-cell table:style-name="ce57"/>
          <table:table-cell table:style-name="ce97"/>
          <table:table-cell table:style-name="ce29" table:number-columns-spanned="2" table:number-rows-spanned="1"/>
          <table:covered-table-cell table:style-name="ce35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table-cell table:style-name="ce7" table:number-columns-spanned="1" table:number-rows-spanned="2"/>
          <table:table-cell table:style-name="ce29" table:number-columns-spanned="1" table:number-rows-spanned="2"/>
          <table:table-cell table:style-name="ce38" table:number-columns-spanned="1" table:number-rows-spanned="2"/>
          <table:table-cell table:style-name="ce56" table:number-columns-spanned="2" table:number-rows-spanned="2"/>
          <table:covered-table-cell table:style-name="ce67"/>
          <table:table-cell table:style-name="ce78" table:number-columns-spanned="2" table:number-rows-spanned="1"/>
          <table:covered-table-cell table:style-name="ce48"/>
          <table:table-cell table:style-name="ce97" table:number-columns-spanned="1" table:number-rows-spanned="2"/>
          <table:table-cell table:style-name="ce78" table:number-columns-spanned="2" table:number-rows-spanned="1"/>
          <table:covered-table-cell table:style-name="ce48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covered-table-cell table:style-name="ce8"/>
          <table:covered-table-cell table:number-columns-repeated="2" table:style-name="ce35"/>
          <table:covered-table-cell table:style-name="ce57"/>
          <table:covered-table-cell table:style-name="ce35"/>
          <table:table-cell table:style-name="ce29" table:number-columns-spanned="2" table:number-rows-spanned="1"/>
          <table:covered-table-cell table:number-columns-repeated="2" table:style-name="ce35"/>
          <table:table-cell table:style-name="ce29" table:number-columns-spanned="2" table:number-rows-spanned="1"/>
          <table:covered-table-cell table:style-name="ce35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/>
          <table:table-cell table:style-name="ce38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table:number-columns-spanned="2" table:number-rows-spanned="1"/>
          <table:covered-table-cell table:style-name="ce35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/>
          <table:table-cell table:style-name="ce38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table:number-columns-spanned="2" table:number-rows-spanned="1"/>
          <table:covered-table-cell table:style-name="ce35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54" table:number-columns-repeated="11"/>
          <table:table-cell table:number-columns-repeated="996"/>
        </table:table-row>
        <table:table-row table:style-name="ro1">
          <table:table-cell table:style-name="ce20"/>
          <table:table-cell table:style-name="ce26" table:number-columns-repeated="9"/>
          <table:table-cell table:style-name="ce103" table:number-columns-repeated="17"/>
          <table:table-cell table:style-name="ce158"/>
          <table:table-cell table:number-columns-repeated="996"/>
        </table:table-row>
        <table:table-row table:style-name="ro1">
          <table:table-cell table:style-name="ce2"/>
          <table:table-cell table:style-name="ce27" table:number-columns-repeated="2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/>
          <table:table-cell table:style-name="ce27" table:number-columns-spanned="2" table:number-rows-spanned="1"/>
          <table:covered-table-cell table:style-name="ce35"/>
          <table:table-cell table:style-name="ce118" table:number-columns-spanned="2" table:number-rows-spanned="1"/>
          <table:covered-table-cell table:style-name="ce118"/>
          <table:table-cell table:style-name="ce67"/>
          <table:table-cell table:style-name="ce118" table:number-columns-spanned="2" table:number-rows-spanned="1"/>
          <table:covered-table-cell table:style-name="ce67"/>
          <table:table-cell table:style-name="ce118" table:number-columns-spanned="2" table:number-rows-spanned="1"/>
          <table:covered-table-cell table:style-name="ce67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34"/>
          <table:table-cell table:style-name="ce34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88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7"/>
          <table:table-cell table:style-name="ce29" table:number-columns-repeated="2"/>
          <table:table-cell table:style-name="ce88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/>
          <table:table-cell table:style-name="ce29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08"/>
          <table:table-cell table:style-name="ce61"/>
          <table:table-cell table:style-name="ce111" table:number-columns-spanned="2" table:number-rows-spanned="1"/>
          <table:covered-table-cell table:style-name="ce61"/>
          <table:table-cell table:style-name="ce108" table:number-columns-spanned="2" table:number-rows-spanned="1"/>
          <table:covered-table-cell table:style-name="ce61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20"/>
          <table:table-cell table:style-name="ce26" table:number-columns-repeated="9"/>
          <table:table-cell table:style-name="ce119" table:number-columns-repeated="7"/>
          <table:table-cell table:style-name="ce103" table:number-columns-repeated="10"/>
          <table:table-cell table:style-name="ce158"/>
          <table:table-cell table:number-columns-repeated="996"/>
        </table:table-row>
        <table:table-row table:style-name="ro1">
          <table:table-cell table:style-name="ce2"/>
          <table:table-cell table:style-name="ce27" table:number-columns-repeated="2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88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88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4"/>
          <table:table-cell table:style-name="ce26" table:number-columns-repeated="9"/>
          <table:table-cell table:style-name="ce103" table:number-columns-repeated="17"/>
          <table:table-cell table:style-name="ce158"/>
          <table:table-cell table:number-columns-repeated="996"/>
        </table:table-row>
        <table:table-row table:style-name="ro1">
          <table:table-cell table:style-name="ce2"/>
          <table:table-cell table:style-name="ce27" table:number-columns-repeated="2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58" table:number-columns-spanned="2" table:number-rows-spanned="2"/>
          <table:covered-table-cell table:style-name="ce69"/>
          <table:table-cell table:style-name="ce75" table:number-columns-spanned="2" table:number-rows-spanned="1"/>
          <table:covered-table-cell table:style-name="ce46"/>
          <table:table-cell table:style-name="ce11" table:number-columns-spanned="1" table:number-rows-spanned="2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covered-table-cell table:style-name="ce8"/>
          <table:covered-table-cell table:number-columns-repeated="2" table:style-name="ce35"/>
          <table:covered-table-cell table:style-name="ce60"/>
          <table:covered-table-cell table:style-name="ce35"/>
          <table:table-cell table:style-name="ce77" table:number-columns-spanned="2" table:number-rows-spanned="1"/>
          <table:covered-table-cell table:style-name="ce47"/>
          <table:covered-table-cell table:style-name="ce8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4"/>
          <table:table-cell table:style-name="ce26" table:number-columns-repeated="9"/>
          <table:table-cell table:style-name="ce103" table:number-columns-repeated="17"/>
          <table:table-cell table:style-name="ce158"/>
          <table:table-cell table:number-columns-repeated="996"/>
        </table:table-row>
        <table:table-row table:style-name="ro1">
          <table:table-cell table:style-name="ce2"/>
          <table:table-cell table:style-name="ce27" table:number-columns-repeated="2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58" table:number-columns-spanned="2" table:number-rows-spanned="2"/>
          <table:covered-table-cell table:style-name="ce69"/>
          <table:table-cell table:style-name="ce11" table:number-columns-spanned="2" table:number-rows-spanned="1"/>
          <table:covered-table-cell table:style-name="ce61"/>
          <table:table-cell table:style-name="ce11" table:number-columns-spanned="1" table:number-rows-spanned="2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covered-table-cell table:style-name="ce8"/>
          <table:covered-table-cell table:number-columns-repeated="2" table:style-name="ce35"/>
          <table:covered-table-cell table:style-name="ce60"/>
          <table:covered-table-cell table:style-name="ce35"/>
          <table:table-cell table:style-name="ce29" table:number-columns-spanned="2" table:number-rows-spanned="1"/>
          <table:covered-table-cell table:style-name="ce35"/>
          <table:covered-table-cell table:style-name="ce8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29" table:number-columns-spanned="2" table:number-rows-spanned="1"/>
          <table:covered-table-cell table:style-name="ce35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29" table:number-columns-spanned="2" table:number-rows-spanned="1"/>
          <table:covered-table-cell table:style-name="ce35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2">
          <table:table-cell table:style-name="ce21" table:number-columns-repeated="6"/>
          <table:table-cell table:style-name="ce93"/>
          <table:table-cell table:style-name="ce21" table:number-columns-repeated="21"/>
          <table:table-cell table:number-columns-repeated="996"/>
        </table:table-row>
        <table:table-row table:style-name="ro1">
          <table:table-cell table:style-name="ce4"/>
          <table:table-cell table:style-name="ce26" table:number-columns-repeated="9"/>
          <table:table-cell table:style-name="ce103" table:number-columns-repeated="17"/>
          <table:table-cell table:style-name="ce158"/>
          <table:table-cell table:number-columns-repeated="996"/>
        </table:table-row>
        <table:table-row table:style-name="ro1">
          <table:table-cell table:style-name="ce2"/>
          <table:table-cell table:style-name="ce27" table:number-columns-repeated="2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27"/>
          <table: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131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37"/>
          <table:table-cell table:style-name="ce34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58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11" table:number-columns-spanned="2" table:number-rows-spanned="1"/>
          <table:covered-table-cell table:style-name="ce61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29" table:number-columns-spanned="2" table:number-rows-spanned="1"/>
          <table:covered-table-cell table:style-name="ce35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>
          <table:table-cell table:style-name="ce11"/>
          <table:table-cell table:style-name="ce34" table:number-columns-repeated="2"/>
          <table:table-cell table:style-name="ce34" table:number-columns-spanned="2" table:number-rows-spanned="1"/>
          <table:covered-table-cell table:style-name="ce61"/>
          <table:table-cell table:style-name="ce29" table:number-columns-spanned="2" table:number-rows-spanned="1"/>
          <table:covered-table-cell table:style-name="ce35"/>
          <table:table-cell table:style-name="ce11"/>
          <table:table-cell table:style-name="ce11" table:number-columns-spanned="2" table:number-rows-spanned="1"/>
          <table:covered-table-cell table:style-name="ce61"/>
          <table:table-cell table:style-name="ce117" table:number-columns-spanned="2" table:number-rows-spanned="1"/>
          <table:covered-table-cell table:style-name="ce117"/>
          <table:table-cell table:style-name="ce26"/>
          <table:table-cell table:style-name="ce130" table:number-columns-spanned="2" table:number-rows-spanned="1"/>
          <table:covered-table-cell table:style-name="ce26"/>
          <table:table-cell table:style-name="ce117" table:number-columns-spanned="2" table:number-rows-spanned="1"/>
          <table:covered-table-cell table:style-name="ce26"/>
          <table:table-cell table:style-name="ce144" table:number-columns-repeated="11"/>
          <table:table-cell table:number-columns-repeated="996"/>
        </table:table-row>
        <table:table-row table:style-name="ro1" table:number-rows-repeated="685">
          <table:table-cell table:style-name="ce25" table:number-columns-repeated="6"/>
          <table:table-cell table:style-name="ce93"/>
          <table:table-cell table:style-name="ce25" table:number-columns-repeated="21"/>
          <table:table-cell table:number-columns-repeated="996"/>
        </table:table-row>
        <table:table-row table:style-name="ro3" table:number-rows-repeated="1047667">
          <table:table-cell table:number-columns-repeated="1024"/>
        </table:table-row>
        <table:table-row table:style-name="ro4" table:number-rows-repeated="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4:20:25.278589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ndidate1" style:display-name="PageStyle_Candidat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03T04:52:16.933378249</dc:date>
    <meta:editing-duration>P1DT44M3S</meta:editing-duration>
    <meta:editing-cycles>388</meta:editing-cycles>
    <meta:document-statistic meta:table-count="1" meta:cell-count="708" meta:object-count="0"/>
  </office:meta>
</office:document-meta>
</file>